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7" manifest:media-type=""/>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9/content.xml" manifest:media-type="text/xml"/>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bold" officeooo:rsid="015e21b3" style:font-size-asian="16pt" style:font-weight-asian="bold" style:font-name-complex="Times New Roman1" style:font-size-complex="16pt" style:font-weight-complex="bold"/>
    </style:style>
    <style:style style:name="P3" style:family="paragraph" style:parent-style-name="Standard">
      <style:paragraph-properties fo:text-align="justify" style:justify-single-word="false"/>
      <style:text-properties style:font-name="Times New Roman" fo:font-size="12pt" fo:font-weight="normal" officeooo:rsid="001550e5" officeooo:paragraph-rsid="00116230" style:font-size-asian="10.5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275c6c" officeooo:paragraph-rsid="002c1d43" style:font-size-asian="10.5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d8acf9" officeooo:paragraph-rsid="00daedf7" style:font-size-asian="10.5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f8be7b" officeooo:paragraph-rsid="00f8be7b" style:font-size-asian="10.5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f8be7b" officeooo:paragraph-rsid="0103aca9" style:font-size-asian="10.5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fada13" officeooo:paragraph-rsid="00fada13" style:font-size-asian="10.5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1120833" officeooo:paragraph-rsid="01120833" style:font-size-asian="10.5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688a68" officeooo:paragraph-rsid="00678208"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688a68" officeooo:paragraph-rsid="006e543d"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688a68" officeooo:paragraph-rsid="0087b705" style:font-size-asian="12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688a68" officeooo:paragraph-rsid="00b757b6" style:font-size-asian="12pt" style:font-weight-asian="normal" style:font-name-complex="Times New Roman1"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6e543d" officeooo:paragraph-rsid="006e543d" style:font-size-asian="12pt" style:font-weight-asian="normal" style:font-name-complex="Times New Roman1"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d8acf9" officeooo:paragraph-rsid="00daedf7" style:font-size-asian="12pt" style:font-weight-asian="normal" style:font-name-complex="Times New Roman1"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c54c13" officeooo:paragraph-rsid="00d735dc" style:font-size-asian="12pt" style:font-weight-asian="normal" style:font-name-complex="Times New Roman1"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10587f5" officeooo:paragraph-rsid="0103aca9" style:font-size-asian="12pt" style:font-weight-asian="normal" style:font-name-complex="Times New Roman1"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1172246" officeooo:paragraph-rsid="01120833" style:font-size-asian="12pt" style:font-weight-asian="normal" style:font-name-complex="Times New Roman1"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126c422" officeooo:paragraph-rsid="0119e533" style:font-size-asian="12pt" style:font-weight-asian="normal" style:font-name-complex="Times New Roman1"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126c422" officeooo:paragraph-rsid="012e14fe" style:font-size-asian="12pt" style:font-weight-asian="normal" style:font-name-complex="Times New Roman1"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13685f7" officeooo:paragraph-rsid="01330f91" style:font-size-asian="12pt" style:font-weight-asian="normal" style:font-name-complex="Times New Roman1"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1504594" officeooo:paragraph-rsid="01504594" style:font-size-asian="12pt" style:font-weight-asian="normal" style:font-name-complex="Times New Roman1"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1504594" officeooo:paragraph-rsid="01120833" style:font-size-asian="12pt" style:font-weight-asian="normal" style:font-name-complex="Times New Roman1"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1504594" officeooo:paragraph-rsid="017b5f26" style:font-size-asian="12pt" style:font-weight-asian="normal" style:font-name-complex="Times New Roman1"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14ecdfd" officeooo:paragraph-rsid="01330f91" style:font-size-asian="12pt" style:font-weight-asian="normal" style:font-name-complex="Times New Roman1"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164256a" officeooo:paragraph-rsid="017c463b" style:font-size-asian="12pt" style:font-weight-asian="normal" style:font-name-complex="Times New Roman1"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17f24d0" officeooo:paragraph-rsid="017f24d0" style:font-size-asian="12pt" style:font-weight-asian="normal" style:font-name-complex="Times New Roman1"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17f24d0" officeooo:paragraph-rsid="018f739e" style:font-size-asian="12pt" style:font-weight-asian="normal" style:font-name-complex="Times New Roman1"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1835401" officeooo:paragraph-rsid="019b4fe2" style:font-size-asian="12pt" style:font-weight-asian="normal" style:font-name-complex="Times New Roman1"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1835401" officeooo:paragraph-rsid="01ba6048" style:font-size-asian="12pt" style:font-weight-asian="normal" style:font-name-complex="Times New Roman1"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1835401" officeooo:paragraph-rsid="01d962c4" style:font-size-asian="12pt" style:font-weight-asian="normal" style:font-name-complex="Times New Roman1"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202c500" officeooo:paragraph-rsid="0206422d" style:font-size-asian="12pt" style:font-weight-asian="normal" style:font-name-complex="Times New Roman1"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202c500" officeooo:paragraph-rsid="0231c67f" style:font-size-asian="12pt" style:font-weight-asian="normal" style:font-name-complex="Times New Roman1"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202c500" officeooo:paragraph-rsid="023329fc" style:font-size-asian="12pt" style:font-weight-asian="normal" style:font-name-complex="Times New Roman1"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202c500" officeooo:paragraph-rsid="02345d89" style:font-size-asian="12pt" style:font-weight-asian="normal" style:font-name-complex="Times New Roman1" style:font-size-complex="12pt" style:font-weight-complex="normal"/>
    </style:style>
    <style:style style:name="P46" style:family="paragraph" style:parent-style-name="Standard">
      <style:paragraph-properties fo:text-align="justify" style:justify-single-word="false"/>
      <style:text-properties style:font-name="Times New Roman" fo:font-size="12pt" fo:font-weight="normal" officeooo:rsid="0202c500" officeooo:paragraph-rsid="02490fe5" style:font-size-asian="12pt" style:font-weight-asian="normal" style:font-name-complex="Times New Roman1" style:font-size-complex="12pt" style:font-weight-complex="normal"/>
    </style:style>
    <style:style style:name="P47" style:family="paragraph" style:parent-style-name="Standard">
      <style:paragraph-properties fo:text-align="start" style:justify-single-word="false"/>
      <style:text-properties style:font-name="Times New Roman" fo:font-size="12pt" fo:font-weight="normal" officeooo:rsid="0202c500" officeooo:paragraph-rsid="020b8b43" style:font-size-asian="12pt" style:font-weight-asian="normal" style:font-name-complex="Times New Roman1" style:font-size-complex="12pt" style:font-weight-complex="normal"/>
    </style:style>
    <style:style style:name="P48" style:family="paragraph" style:parent-style-name="Standard">
      <style:paragraph-properties fo:text-align="justify" style:justify-single-word="false"/>
      <style:text-properties style:font-name="Times New Roman" fo:font-size="12pt" fo:font-weight="normal" officeooo:rsid="021e00ca" officeooo:paragraph-rsid="022487cd" style:font-size-asian="12pt" style:font-weight-asian="normal" style:font-name-complex="Times New Roman1" style:font-size-complex="12pt" style:font-weight-complex="normal"/>
    </style:style>
    <style:style style:name="P49" style:family="paragraph" style:parent-style-name="Standard">
      <style:paragraph-properties fo:text-align="justify" style:justify-single-word="false"/>
      <style:text-properties style:font-name="Times New Roman" fo:font-size="12pt" fo:font-weight="normal" officeooo:rsid="021e00ca" officeooo:paragraph-rsid="0228365f" style:font-size-asian="12pt" style:font-weight-asian="normal" style:font-name-complex="Times New Roman1" style:font-size-complex="12pt" style:font-weight-complex="normal"/>
    </style:style>
    <style:style style:name="P50" style:family="paragraph" style:parent-style-name="Standard">
      <style:paragraph-properties fo:text-align="justify" style:justify-single-word="false"/>
      <style:text-properties style:font-name="Times New Roman" fo:font-size="12pt" fo:font-weight="normal" officeooo:rsid="021e00ca" officeooo:paragraph-rsid="022a31af" style:font-size-asian="12pt" style:font-weight-asian="normal" style:font-name-complex="Times New Roman1" style:font-size-complex="12pt" style:font-weight-complex="normal"/>
    </style:style>
    <style:style style:name="P51" style:family="paragraph" style:parent-style-name="Standard">
      <style:paragraph-properties fo:text-align="justify" style:justify-single-word="false"/>
      <style:text-properties style:font-name="Times New Roman" fo:font-size="12pt" fo:font-weight="normal" officeooo:rsid="021e00ca" officeooo:paragraph-rsid="02345d89" style:font-size-asian="12pt" style:font-weight-asian="normal" style:font-name-complex="Times New Roman1" style:font-size-complex="12pt" style:font-weight-complex="normal"/>
    </style:style>
    <style:style style:name="P52" style:family="paragraph" style:parent-style-name="Standard">
      <style:paragraph-properties fo:text-align="justify" style:justify-single-word="false"/>
      <style:text-properties style:font-name="Times New Roman" fo:font-size="12pt" fo:font-weight="normal" officeooo:rsid="023b115c" officeooo:paragraph-rsid="023b115c" style:font-size-asian="12pt" style:font-weight-asian="normal" style:font-name-complex="Times New Roman1" style:font-size-complex="12pt" style:font-weight-complex="normal"/>
    </style:style>
    <style:style style:name="P53" style:family="paragraph" style:parent-style-name="Standard">
      <style:paragraph-properties fo:text-align="justify" style:justify-single-word="false"/>
      <style:text-properties style:font-name="Times New Roman" fo:font-size="12pt" fo:font-weight="normal" officeooo:rsid="023b764f" officeooo:paragraph-rsid="023b764f" style:font-size-asian="12pt" style:font-weight-asian="normal" style:font-name-complex="Times New Roman1"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24ce7e5" officeooo:paragraph-rsid="023b115c" style:font-size-asian="12pt" style:font-weight-asian="normal" style:font-name-complex="Times New Roman1"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24ce7e5" officeooo:paragraph-rsid="024ce7e5" style:font-size-asian="12pt" style:font-weight-asian="normal" style:font-name-complex="Times New Roman1" style:font-size-complex="12pt" style:font-weight-complex="normal"/>
    </style:style>
    <style:style style:name="P56"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57"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58"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59"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60"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61"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62"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63"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64" style:family="paragraph" style:parent-style-name="Standard">
      <style:paragraph-properties fo:text-align="justify" style:justify-single-word="false"/>
      <style:text-properties style:font-name="Times New Roman" fo:font-size="12pt" fo:font-weight="bold" officeooo:rsid="002ba053" officeooo:paragraph-rsid="005bba92" style:font-size-asian="12pt" style:font-weight-asian="bold" style:font-name-complex="Times New Roman1" style:font-size-complex="12pt" style:font-weight-complex="bold"/>
    </style:style>
    <style:style style:name="P65" style:family="paragraph" style:parent-style-name="Standard">
      <style:paragraph-properties fo:text-align="justify" style:justify-single-word="false"/>
      <style:text-properties style:font-name="Times New Roman" fo:font-size="12pt" fo:font-weight="bold" officeooo:rsid="002ba053" officeooo:paragraph-rsid="00626773" style:font-size-asian="12pt" style:font-weight-asian="bold" style:font-name-complex="Times New Roman1" style:font-size-complex="12pt" style:font-weight-complex="bold"/>
    </style:style>
    <style:style style:name="P66" style:family="paragraph" style:parent-style-name="Standard">
      <style:paragraph-properties fo:text-align="justify" style:justify-single-word="false"/>
      <style:text-properties style:font-name="Times New Roman" fo:font-size="12pt" fo:font-weight="bold" officeooo:rsid="002ba053" officeooo:paragraph-rsid="006aae93" style:font-size-asian="12pt" style:font-weight-asian="bold" style:font-name-complex="Times New Roman1" style:font-size-complex="12pt" style:font-weight-complex="bold"/>
    </style:style>
    <style:style style:name="P67" style:family="paragraph" style:parent-style-name="Standard">
      <style:paragraph-properties fo:text-align="justify" style:justify-single-word="false"/>
      <style:text-properties style:font-name="Times New Roman" fo:font-size="12pt" fo:font-weight="bold" officeooo:rsid="002ba053" officeooo:paragraph-rsid="0096675c" style:font-size-asian="12pt" style:font-weight-asian="bold" style:font-name-complex="Times New Roman1" style:font-size-complex="12pt" style:font-weight-complex="bold"/>
    </style:style>
    <style:style style:name="P68" style:family="paragraph" style:parent-style-name="Standard">
      <style:paragraph-properties fo:text-align="justify" style:justify-single-word="false"/>
      <style:text-properties style:font-name="Times New Roman" fo:font-size="12pt" fo:font-weight="bold" officeooo:rsid="002ba053" officeooo:paragraph-rsid="00b9d248" style:font-size-asian="12pt" style:font-weight-asian="bold" style:font-name-complex="Times New Roman1" style:font-size-complex="12pt" style:font-weight-complex="bold"/>
    </style:style>
    <style:style style:name="P69" style:family="paragraph" style:parent-style-name="Standard">
      <style:paragraph-properties fo:text-align="justify" style:justify-single-word="false"/>
      <style:text-properties style:font-name="Times New Roman" fo:font-size="12pt" fo:font-weight="bold" officeooo:rsid="002ba053" officeooo:paragraph-rsid="00d6b287" style:font-size-asian="12pt" style:font-weight-asian="bold" style:font-name-complex="Times New Roman1" style:font-size-complex="12pt" style:font-weight-complex="bold"/>
    </style:style>
    <style:style style:name="P70" style:family="paragraph" style:parent-style-name="Standard">
      <style:paragraph-properties fo:text-align="justify" style:justify-single-word="false"/>
      <style:text-properties style:font-name="Times New Roman" fo:font-size="12pt" fo:font-weight="bold" officeooo:rsid="002ba053" officeooo:paragraph-rsid="00f602dc" style:font-size-asian="12pt" style:font-weight-asian="bold" style:font-name-complex="Times New Roman1" style:font-size-complex="12pt" style:font-weight-complex="bold"/>
    </style:style>
    <style:style style:name="P71" style:family="paragraph" style:parent-style-name="Standard">
      <style:paragraph-properties fo:text-align="justify" style:justify-single-word="false"/>
      <style:text-properties style:font-name="Times New Roman" fo:font-size="12pt" fo:font-weight="bold" officeooo:rsid="002ba053" officeooo:paragraph-rsid="010c826e" style:font-size-asian="12pt" style:font-weight-asian="bold" style:font-name-complex="Times New Roman1" style:font-size-complex="12pt" style:font-weight-complex="bold"/>
    </style:style>
    <style:style style:name="P72" style:family="paragraph" style:parent-style-name="Standard">
      <style:paragraph-properties fo:text-align="justify" style:justify-single-word="false"/>
      <style:text-properties style:font-name="Times New Roman" fo:font-size="12pt" fo:font-weight="bold" officeooo:rsid="002ba053" officeooo:paragraph-rsid="012e14fe" style:font-size-asian="12pt" style:font-weight-asian="bold" style:font-name-complex="Times New Roman1" style:font-size-complex="12pt" style:font-weight-complex="bold"/>
    </style:style>
    <style:style style:name="P73" style:family="paragraph" style:parent-style-name="Standard">
      <style:paragraph-properties fo:text-align="justify" style:justify-single-word="false"/>
      <style:text-properties style:font-name="Times New Roman" fo:font-size="12pt" fo:font-weight="bold" officeooo:rsid="002ba053" officeooo:paragraph-rsid="0119e533" style:font-size-asian="12pt" style:font-weight-asian="bold" style:font-name-complex="Times New Roman1" style:font-size-complex="12pt" style:font-weight-complex="bold"/>
    </style:style>
    <style:style style:name="P74" style:family="paragraph" style:parent-style-name="Standard">
      <style:paragraph-properties fo:text-align="justify" style:justify-single-word="false"/>
      <style:text-properties style:font-name="Times New Roman" fo:font-size="12pt" fo:font-weight="bold" officeooo:rsid="002ba053" officeooo:paragraph-rsid="01330f91" style:font-size-asian="12pt" style:font-weight-asian="bold" style:font-name-complex="Times New Roman1" style:font-size-complex="12pt" style:font-weight-complex="bold"/>
    </style:style>
    <style:style style:name="P75" style:family="paragraph" style:parent-style-name="Standard">
      <style:paragraph-properties fo:text-align="justify" style:justify-single-word="false"/>
      <style:text-properties style:font-name="Times New Roman" fo:font-size="12pt" fo:font-weight="bold" officeooo:rsid="002ba053" officeooo:paragraph-rsid="01b495dd" style:font-size-asian="12pt" style:font-weight-asian="bold" style:font-name-complex="Times New Roman1" style:font-size-complex="12pt" style:font-weight-complex="bold"/>
    </style:style>
    <style:style style:name="P76" style:family="paragraph" style:parent-style-name="Standard">
      <style:paragraph-properties fo:text-align="justify" style:justify-single-word="false"/>
      <style:text-properties style:font-name="Times New Roman" fo:font-size="12pt" fo:font-weight="bold" officeooo:rsid="01b495dd" officeooo:paragraph-rsid="01d17393" style:font-size-asian="12pt" style:font-weight-asian="bold" style:font-name-complex="Times New Roman1" style:font-size-complex="12pt" style:font-weight-complex="bold"/>
    </style:style>
    <style:style style:name="P77" style:family="paragraph" style:parent-style-name="Standard">
      <style:paragraph-properties fo:text-align="justify" style:justify-single-word="false"/>
      <style:text-properties style:font-name="Times New Roman" fo:font-size="12pt" fo:font-weight="bold" officeooo:rsid="01b495dd" officeooo:paragraph-rsid="01e88a79" style:font-size-asian="12pt" style:font-weight-asian="bold" style:font-name-complex="Times New Roman1" style:font-size-complex="12pt" style:font-weight-complex="bold"/>
    </style:style>
    <style:style style:name="P78" style:family="paragraph" style:parent-style-name="Standard">
      <style:paragraph-properties fo:text-align="justify" style:justify-single-word="false"/>
      <style:text-properties style:font-name="Times New Roman" fo:font-size="12pt" fo:font-weight="bold" officeooo:rsid="01b495dd" officeooo:paragraph-rsid="01f59b77" style:font-size-asian="12pt" style:font-weight-asian="bold" style:font-name-complex="Times New Roman1" style:font-size-complex="12pt" style:font-weight-complex="bold"/>
    </style:style>
    <style:style style:name="P79" style:family="paragraph" style:parent-style-name="Standard">
      <style:paragraph-properties fo:text-align="justify" style:justify-single-word="false"/>
      <style:text-properties style:font-name="Times New Roman" fo:font-size="12pt" fo:font-weight="bold" officeooo:rsid="01b495dd" officeooo:paragraph-rsid="025ab0a8" style:font-size-asian="12pt" style:font-weight-asian="bold" style:font-name-complex="Times New Roman1" style:font-size-complex="12pt" style:font-weight-complex="bold"/>
    </style:style>
    <style:style style:name="P80" style:family="paragraph" style:parent-style-name="Standard">
      <style:paragraph-properties fo:text-align="justify" style:justify-single-word="false"/>
      <style:text-properties style:font-name="Times New Roman" fo:font-size="12pt" fo:font-style="normal" fo:font-weight="normal" officeooo:rsid="00f91dbc" officeooo:paragraph-rsid="00f8be7b" style:font-size-asian="12pt" style:font-style-asian="normal" style:font-weight-asian="normal" style:font-name-complex="Times New Roman1" style:font-size-complex="12pt" style:font-style-complex="normal" style:font-weight-complex="normal"/>
    </style:style>
    <style:style style:name="P81" style:family="paragraph" style:parent-style-name="Standard">
      <style:paragraph-properties fo:text-align="justify" style:justify-single-word="false"/>
      <style:text-properties style:font-name="Times New Roman" fo:font-size="12pt" fo:font-style="normal" fo:font-weight="normal" officeooo:rsid="00f8be7b" officeooo:paragraph-rsid="00f8be7b" style:font-size-asian="12pt" style:font-style-asian="normal" style:font-weight-asian="normal" style:font-name-complex="Times New Roman1" style:font-size-complex="12pt" style:font-style-complex="normal" style:font-weight-complex="normal"/>
    </style:style>
    <style:style style:name="P82"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P83" style:family="paragraph" style:parent-style-name="Standard">
      <style:paragraph-properties fo:text-align="justify" style:justify-single-word="false"/>
      <style:text-properties style:font-name="Times New Roman" fo:font-size="14pt" fo:font-weight="bold" officeooo:rsid="002ba053" officeooo:paragraph-rsid="005a9730" style:font-size-asian="14pt" style:font-weight-asian="bold" style:font-name-complex="Times New Roman1" style:font-size-complex="14pt" style:font-weight-complex="bold"/>
    </style:style>
    <style:style style:name="P84" style:family="paragraph" style:parent-style-name="Standard">
      <style:paragraph-properties fo:text-align="justify" style:justify-single-word="false"/>
      <style:text-properties officeooo:paragraph-rsid="005bba92"/>
    </style:style>
    <style:style style:name="P85" style:family="paragraph" style:parent-style-name="Standard">
      <style:paragraph-properties fo:text-align="justify" style:justify-single-word="false"/>
      <style:text-properties officeooo:paragraph-rsid="00678208"/>
    </style:style>
    <style:style style:name="P86" style:family="paragraph" style:parent-style-name="Standard">
      <style:paragraph-properties fo:text-align="justify" style:justify-single-word="false"/>
      <style:text-properties officeooo:paragraph-rsid="00c54c13"/>
    </style:style>
    <style:style style:name="P87" style:family="paragraph" style:parent-style-name="Standard">
      <style:paragraph-properties fo:text-align="justify" style:justify-single-word="false"/>
      <style:text-properties officeooo:paragraph-rsid="00d735dc"/>
    </style:style>
    <style:style style:name="P88" style:family="paragraph" style:parent-style-name="Standard">
      <style:paragraph-properties fo:text-align="justify" style:justify-single-word="false"/>
      <style:text-properties style:text-position="0% 100%" style:font-name="Times New Roman" fo:font-size="12pt" fo:font-weight="normal" officeooo:rsid="018d7616" officeooo:paragraph-rsid="017f24d0" style:font-size-asian="12pt" style:font-weight-asian="normal" style:font-name-complex="Times New Roman1" style:font-size-complex="12pt" style:font-weight-complex="normal"/>
    </style:style>
    <style:style style:name="P89" style:family="paragraph" style:parent-style-name="Standard">
      <style:paragraph-properties fo:text-align="justify" style:justify-single-word="false"/>
      <style:text-properties style:text-position="0% 100%" style:font-name="Times New Roman" fo:font-size="12pt" fo:font-weight="normal" officeooo:rsid="017c463b" officeooo:paragraph-rsid="018f739e" style:font-size-asian="12pt" style:font-weight-asian="normal" style:font-name-complex="Times New Roman1" style:font-size-complex="12pt" style:font-weight-complex="normal"/>
    </style:style>
    <style:style style:name="P90" style:family="paragraph" style:parent-style-name="Standard">
      <style:paragraph-properties fo:text-align="justify" style:justify-single-word="false"/>
      <style:text-properties style:text-position="0% 100%" style:font-name="Times New Roman" fo:font-size="12pt" fo:font-weight="normal" officeooo:rsid="019de42d" officeooo:paragraph-rsid="019b4fe2" style:font-size-asian="12pt" style:font-weight-asian="normal" style:font-name-complex="Times New Roman1" style:font-size-complex="12pt" style:font-weight-complex="normal"/>
    </style:style>
    <style:style style:name="P91" style:family="paragraph" style:parent-style-name="Standard">
      <style:paragraph-properties fo:text-align="justify" style:justify-single-word="false"/>
      <style:text-properties style:text-position="0% 100%" style:font-name="Times New Roman" fo:font-size="12pt" fo:font-weight="normal" officeooo:rsid="01cd7def" officeooo:paragraph-rsid="01ba6048" style:font-size-asian="12pt" style:font-weight-asian="normal" style:font-name-complex="Times New Roman1" style:font-size-complex="12pt" style:font-weight-complex="normal"/>
    </style:style>
    <style:style style:name="P92" style:family="paragraph" style:parent-style-name="Standard">
      <style:paragraph-properties fo:text-align="justify" style:justify-single-word="false"/>
      <style:text-properties style:text-position="0% 100%" style:font-name="Times New Roman" fo:font-size="12pt" fo:font-weight="normal" officeooo:rsid="01e2334b" officeooo:paragraph-rsid="01d962c4" style:font-size-asian="12pt" style:font-weight-asian="normal" style:font-name-complex="Times New Roman1" style:font-size-complex="12pt" style:font-weight-complex="normal"/>
    </style:style>
    <style:style style:name="P93" style:family="paragraph" style:parent-style-name="Standard">
      <style:paragraph-properties fo:text-align="justify" style:justify-single-word="false"/>
      <style:text-properties style:text-position="0% 100%" style:font-name="Times New Roman" fo:font-size="12pt" fo:font-weight="normal" officeooo:rsid="01e2334b" officeooo:paragraph-rsid="01e88a79" style:font-size-asian="12pt" style:font-weight-asian="normal" style:font-name-complex="Times New Roman1" style:font-size-complex="12pt" style:font-weight-complex="normal"/>
    </style:style>
    <style:style style:name="P94" style:family="paragraph" style:parent-style-name="Standard">
      <style:paragraph-properties fo:text-align="justify" style:justify-single-word="false"/>
      <style:text-properties style:text-position="0% 100%" style:font-name="Times New Roman" fo:font-size="12pt" fo:font-weight="normal" officeooo:rsid="011fd13e" officeooo:paragraph-rsid="01aa1381" style:font-size-asian="12pt" style:font-weight-asian="normal" style:font-name-complex="Times New Roman1" style:font-size-complex="12pt" style:font-weight-complex="normal"/>
    </style:style>
    <style:style style:name="P95" style:family="paragraph" style:parent-style-name="Standard">
      <style:paragraph-properties fo:text-align="justify" style:justify-single-word="false"/>
      <style:text-properties style:text-position="0% 100%" style:font-name="Times New Roman" fo:font-size="12pt" fo:font-weight="normal" officeooo:rsid="0258278e" officeooo:paragraph-rsid="024ce7e5" style:font-size-asian="12pt" style:font-weight-asian="normal" style:font-name-complex="Times New Roman1" style:font-size-complex="12pt" style:font-weight-complex="normal"/>
    </style:style>
    <style:style style:name="P96" style:family="paragraph" style:parent-style-name="Standard">
      <style:paragraph-properties fo:text-align="justify" style:justify-single-word="false"/>
      <style:text-properties style:text-position="0% 100%" style:font-name="Times New Roman" fo:font-size="12pt" fo:font-weight="normal" officeooo:rsid="017c463b" officeooo:paragraph-rsid="01aa1381" style:font-size-asian="12pt" style:font-weight-asian="normal" style:font-name-complex="Times New Roman1" style:font-size-complex="12pt" style:font-weight-complex="normal"/>
    </style:style>
    <style:style style:name="P97" style:family="paragraph" style:parent-style-name="Standard">
      <style:paragraph-properties fo:text-align="justify" style:justify-single-word="false"/>
      <style:text-properties style:font-name="Times New Roman" fo:font-size="12pt" fo:font-weight="normal" officeooo:rsid="025fb34f" officeooo:paragraph-rsid="025fb34f" style:font-size-asian="12pt" style:font-weight-asian="normal" style:font-name-complex="Times New Roman1" style:font-size-complex="12pt" style:font-weight-complex="normal"/>
    </style:style>
    <style:style style:name="P98" style:family="paragraph" style:parent-style-name="Standard">
      <style:paragraph-properties fo:text-align="justify" style:justify-single-word="false"/>
      <style:text-properties style:font-name="Times New Roman" fo:font-size="12pt" fo:font-weight="normal" officeooo:rsid="025fb34f" officeooo:paragraph-rsid="028b9204" style:font-size-asian="12pt" style:font-weight-asian="normal" style:font-name-complex="Times New Roman1" style:font-size-complex="12pt" style:font-weight-complex="normal"/>
    </style:style>
    <style:style style:name="P99" style:family="paragraph" style:parent-style-name="Standard">
      <style:paragraph-properties fo:text-align="justify" style:justify-single-word="false"/>
      <style:text-properties style:font-name="Times New Roman" fo:font-size="12pt" fo:font-weight="normal" officeooo:rsid="027eb5bb" officeooo:paragraph-rsid="027eb5bb" style:font-size-asian="12pt" style:font-weight-asian="normal" style:font-name-complex="Times New Roman1" style:font-size-complex="12pt" style:font-weight-complex="normal"/>
    </style:style>
    <style:style style:name="P100" style:family="paragraph" style:parent-style-name="Standard">
      <style:paragraph-properties fo:text-align="justify" style:justify-single-word="false"/>
      <style:text-properties style:font-name="Times New Roman" fo:font-size="12pt" fo:font-weight="normal" officeooo:rsid="028b9204" officeooo:paragraph-rsid="028b9204" style:font-size-asian="12pt" style:font-weight-asian="normal" style:font-name-complex="Times New Roman1" style:font-size-complex="12pt" style:font-weight-complex="normal"/>
    </style:style>
    <style:style style:name="P101" style:family="paragraph" style:parent-style-name="Standard">
      <style:paragraph-properties fo:text-align="justify" style:justify-single-word="false"/>
      <style:text-properties style:font-name="Times New Roman" fo:font-size="12pt" fo:font-weight="normal" officeooo:rsid="029ab293" officeooo:paragraph-rsid="029ab293" style:font-size-asian="12pt" style:font-weight-asian="normal" style:font-name-complex="Times New Roman1" style:font-size-complex="12pt" style:font-weight-complex="normal"/>
    </style:style>
    <style:style style:name="P102" style:family="paragraph" style:parent-style-name="Standard">
      <style:paragraph-properties fo:text-align="justify" style:justify-single-word="false"/>
      <style:text-properties style:font-name="Times New Roman" fo:font-size="12pt" fo:font-weight="normal" officeooo:rsid="029ab293" officeooo:paragraph-rsid="02b45157" style:font-size-asian="12pt" style:font-weight-asian="normal" style:font-name-complex="Times New Roman1" style:font-size-complex="12pt" style:font-weight-complex="normal"/>
    </style:style>
    <style:style style:name="P103" style:family="paragraph" style:parent-style-name="Standard">
      <style:paragraph-properties fo:text-align="justify" style:justify-single-word="false"/>
      <style:text-properties style:font-name="Times New Roman" fo:font-size="12pt" fo:font-weight="normal" officeooo:rsid="029ab293" officeooo:paragraph-rsid="02c0637f" style:font-size-asian="12pt" style:font-weight-asian="normal" style:font-name-complex="Times New Roman1" style:font-size-complex="12pt" style:font-weight-complex="normal"/>
    </style:style>
    <style:style style:name="P104" style:family="paragraph" style:parent-style-name="Standard">
      <style:paragraph-properties fo:text-align="justify" style:justify-single-word="false"/>
      <style:text-properties style:font-name="Times New Roman" fo:font-size="12pt" fo:font-weight="bold" officeooo:rsid="01b495dd" officeooo:paragraph-rsid="0278144a" style:font-size-asian="12pt" style:font-weight-asian="bold" style:font-name-complex="Times New Roman1" style:font-size-complex="12pt" style:font-weight-complex="bold"/>
    </style:style>
    <style:style style:name="P105" style:family="paragraph" style:parent-style-name="Standard">
      <style:paragraph-properties fo:text-align="justify" style:justify-single-word="false"/>
      <style:text-properties style:font-name="Times New Roman" fo:font-size="12pt" fo:font-weight="bold" officeooo:rsid="01b495dd" officeooo:paragraph-rsid="01b495dd" style:font-size-asian="12pt" style:font-weight-asian="bold" style:font-name-complex="Times New Roman1" style:font-size-complex="12pt" style:font-weight-complex="bold"/>
    </style:style>
    <style:style style:name="P106" style:family="paragraph" style:parent-style-name="Standard">
      <style:paragraph-properties fo:text-align="justify" style:justify-single-word="false"/>
      <style:text-properties style:font-name="Times New Roman" fo:font-size="12pt" fo:font-weight="bold" officeooo:rsid="01b495dd" officeooo:paragraph-rsid="028b9204" style:font-size-asian="12pt" style:font-weight-asian="bold" style:font-name-complex="Times New Roman1" style:font-size-complex="12pt" style:font-weight-complex="bold"/>
    </style:style>
    <style:style style:name="P107" style:family="paragraph" style:parent-style-name="Standard">
      <style:paragraph-properties fo:text-align="justify" style:justify-single-word="false"/>
      <style:text-properties style:font-name="Times New Roman" fo:font-size="12pt" fo:font-weight="bold" officeooo:rsid="002ba053" officeooo:paragraph-rsid="01b495dd" style:font-size-asian="12pt" style:font-weight-asian="bold" style:font-name-complex="Times New Roman1" style:font-size-complex="12pt" style:font-weight-complex="bold"/>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4a7e3" style:font-weight-asian="normal" style:font-weight-complex="normal"/>
    </style:style>
    <style:style style:name="T12" style:family="text">
      <style:text-properties fo:font-weight="normal" officeooo:rsid="0024b2d8" style:font-weight-asian="normal" style:font-weight-complex="normal"/>
    </style:style>
    <style:style style:name="T13" style:family="text">
      <style:text-properties fo:font-weight="normal" officeooo:rsid="0025148d" style:font-weight-asian="normal" style:font-weight-complex="normal"/>
    </style:style>
    <style:style style:name="T14" style:family="text">
      <style:text-properties fo:font-weight="normal" officeooo:rsid="0025cd5b" style:font-weight-asian="normal" style:font-weight-complex="normal"/>
    </style:style>
    <style:style style:name="T15" style:family="text">
      <style:text-properties fo:font-weight="normal" officeooo:rsid="0026c3c8" style:font-weight-asian="normal" style:font-weight-complex="normal"/>
    </style:style>
    <style:style style:name="T16" style:family="text">
      <style:text-properties fo:font-weight="normal" officeooo:rsid="0026da44" style:font-weight-asian="normal" style:font-weight-complex="normal"/>
    </style:style>
    <style:style style:name="T17" style:family="text">
      <style:text-properties fo:font-weight="normal" officeooo:rsid="00275c6c" style:font-weight-asian="normal" style:font-weight-complex="normal"/>
    </style:style>
    <style:style style:name="T18" style:family="text">
      <style:text-properties fo:font-weight="normal" officeooo:rsid="004f763a" style:font-weight-asian="normal" style:font-weight-complex="normal"/>
    </style:style>
    <style:style style:name="T19" style:family="text">
      <style:text-properties fo:font-weight="normal" officeooo:rsid="00506f95" style:font-weight-asian="normal" style:font-weight-complex="normal"/>
    </style:style>
    <style:style style:name="T20" style:family="text">
      <style:text-properties fo:font-weight="normal" officeooo:rsid="00518eb0" style:font-weight-asian="normal" style:font-weight-complex="normal"/>
    </style:style>
    <style:style style:name="T21" style:family="text">
      <style:text-properties fo:font-weight="normal" officeooo:rsid="011fd13e" style:font-weight-asian="normal" style:font-weight-complex="normal"/>
    </style:style>
    <style:style style:name="T22" style:family="text">
      <style:text-properties fo:font-weight="normal" officeooo:rsid="012274c3" style:font-weight-asian="normal" style:font-weight-complex="normal"/>
    </style:style>
    <style:style style:name="T23" style:family="text">
      <style:text-properties fo:font-weight="normal" officeooo:rsid="0122f999" style:font-weight-asian="normal" style:font-weight-complex="normal"/>
    </style:style>
    <style:style style:name="T24" style:family="text">
      <style:text-properties fo:font-weight="normal" officeooo:rsid="0124c7ce" style:font-weight-asian="normal" style:font-weight-complex="normal"/>
    </style:style>
    <style:style style:name="T25" style:family="text">
      <style:text-properties fo:font-weight="normal" officeooo:rsid="0126ba6f" style:font-weight-asian="normal" style:font-weight-complex="normal"/>
    </style:style>
    <style:style style:name="T26" style:family="text">
      <style:text-properties fo:font-weight="normal" officeooo:rsid="0126c422" style:font-weight-asian="normal" style:font-weight-complex="normal"/>
    </style:style>
    <style:style style:name="T27" style:family="text">
      <style:text-properties fo:font-weight="normal" officeooo:rsid="012ae6b3" style:font-weight-asian="normal" style:font-weight-complex="normal"/>
    </style:style>
    <style:style style:name="T28" style:family="text">
      <style:text-properties fo:font-weight="normal" officeooo:rsid="012e14fe" style:font-weight-asian="normal" style:font-weight-complex="normal"/>
    </style:style>
    <style:style style:name="T29" style:family="text">
      <style:text-properties fo:font-weight="normal" officeooo:rsid="012fdac9" style:font-weight-asian="normal" style:font-weight-complex="normal"/>
    </style:style>
    <style:style style:name="T30" style:family="text">
      <style:text-properties fo:font-weight="normal" officeooo:rsid="012ff484" style:font-weight-asian="normal" style:font-weight-complex="normal"/>
    </style:style>
    <style:style style:name="T31" style:family="text">
      <style:text-properties fo:font-weight="normal" officeooo:rsid="013685f7" style:font-weight-asian="normal" style:font-weight-complex="normal"/>
    </style:style>
    <style:style style:name="T32" style:family="text">
      <style:text-properties fo:font-weight="normal" officeooo:rsid="014ecdfd" style:font-weight-asian="normal" style:font-weight-complex="normal"/>
    </style:style>
    <style:style style:name="T33" style:family="text">
      <style:text-properties fo:font-weight="normal" officeooo:rsid="014f9e1d" style:font-weight-asian="normal" style:font-weight-complex="normal"/>
    </style:style>
    <style:style style:name="T34" style:family="text">
      <style:text-properties officeooo:rsid="0029daed"/>
    </style:style>
    <style:style style:name="T35" style:family="text">
      <style:text-properties fo:font-size="14pt" style:font-size-asian="14pt" style:font-size-complex="14pt"/>
    </style:style>
    <style:style style:name="T36" style:family="text">
      <style:text-properties fo:font-size="14pt" officeooo:rsid="00275c6c" style:font-size-asian="14pt" style:font-size-complex="14pt"/>
    </style:style>
    <style:style style:name="T37" style:family="text">
      <style:text-properties officeooo:rsid="002e679b"/>
    </style:style>
    <style:style style:name="T38" style:family="text">
      <style:text-properties officeooo:rsid="00339132"/>
    </style:style>
    <style:style style:name="T39" style:family="text">
      <style:text-properties officeooo:rsid="003a9d28"/>
    </style:style>
    <style:style style:name="T40" style:family="text">
      <style:text-properties officeooo:rsid="003bd1db"/>
    </style:style>
    <style:style style:name="T41" style:family="text">
      <style:text-properties officeooo:rsid="003f171b"/>
    </style:style>
    <style:style style:name="T42" style:family="text">
      <style:text-properties officeooo:rsid="003f70e4"/>
    </style:style>
    <style:style style:name="T43" style:family="text">
      <style:text-properties officeooo:rsid="0044131d"/>
    </style:style>
    <style:style style:name="T44" style:family="text">
      <style:text-properties officeooo:rsid="005334f8"/>
    </style:style>
    <style:style style:name="T45" style:family="text">
      <style:text-properties officeooo:rsid="0056ef66"/>
    </style:style>
    <style:style style:name="T46" style:family="text">
      <style:text-properties officeooo:rsid="005a9730"/>
    </style:style>
    <style:style style:name="T47" style:family="text">
      <style:text-properties officeooo:rsid="005bba92"/>
    </style:style>
    <style:style style:name="T48" style:family="text">
      <style:text-properties officeooo:rsid="0060b653"/>
    </style:style>
    <style:style style:name="T49" style:family="text">
      <style:text-properties style:font-name="Times New Roman" fo:font-size="12pt" fo:font-weight="normal" officeooo:rsid="0056ef66"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5e5dab"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61ae1c" style:font-size-asian="12pt" style:font-weight-asian="normal" style:font-name-complex="Times New Roman1" style:font-size-complex="12pt" style:font-weight-complex="normal"/>
    </style:style>
    <style:style style:name="T52" style:family="text">
      <style:text-properties style:font-name="Times New Roman" fo:font-size="12pt" fo:font-weight="normal" officeooo:rsid="00678208" style:font-size-asian="12pt" style:font-weight-asian="normal" style:font-name-complex="Times New Roman1" style:font-size-complex="12pt" style:font-weight-complex="normal"/>
    </style:style>
    <style:style style:name="T53" style:family="text">
      <style:text-properties style:font-name="Times New Roman" fo:font-size="12pt" fo:font-weight="normal" officeooo:rsid="00688a68" style:font-size-asian="12pt" style:font-weight-asian="normal" style:font-name-complex="Times New Roman1" style:font-size-complex="12pt" style:font-weight-complex="normal"/>
    </style:style>
    <style:style style:name="T54" style:family="text">
      <style:text-properties style:font-name="Times New Roman" fo:font-size="12pt" fo:font-weight="normal" officeooo:rsid="0076f209" style:font-size-asian="12pt" style:font-weight-asian="normal" style:font-name-complex="Times New Roman1" style:font-size-complex="12pt" style:font-weight-complex="normal"/>
    </style:style>
    <style:style style:name="T55" style:family="text">
      <style:text-properties style:font-name="Times New Roman" fo:font-size="12pt" fo:font-weight="normal" officeooo:rsid="0089a1d0" style:font-size-asian="12pt" style:font-weight-asian="normal" style:font-name-complex="Times New Roman1" style:font-size-complex="12pt" style:font-weight-complex="normal"/>
    </style:style>
    <style:style style:name="T56" style:family="text">
      <style:text-properties style:font-name="Times New Roman" fo:font-size="12pt" fo:font-weight="normal" officeooo:rsid="008e9abc" style:font-size-asian="12pt" style:font-weight-asian="normal" style:font-name-complex="Times New Roman1" style:font-size-complex="12pt" style:font-weight-complex="normal"/>
    </style:style>
    <style:style style:name="T57" style:family="text">
      <style:text-properties style:font-name="Times New Roman" fo:font-size="12pt" fo:font-weight="normal" officeooo:rsid="008ec47c" style:font-size-asian="12pt" style:font-weight-asian="normal" style:font-name-complex="Times New Roman1" style:font-size-complex="12pt" style:font-weight-complex="normal"/>
    </style:style>
    <style:style style:name="T58" style:family="text">
      <style:text-properties style:font-name="Times New Roman" fo:font-size="12pt" fo:font-weight="normal" officeooo:rsid="008f36c4" style:font-size-asian="12pt" style:font-weight-asian="normal" style:font-name-complex="Times New Roman1" style:font-size-complex="12pt" style:font-weight-complex="normal"/>
    </style:style>
    <style:style style:name="T59" style:family="text">
      <style:text-properties style:font-name="Times New Roman" fo:font-size="12pt" fo:font-weight="normal" officeooo:rsid="009020ba" style:font-size-asian="12pt" style:font-weight-asian="normal" style:font-name-complex="Times New Roman1" style:font-size-complex="12pt" style:font-weight-complex="normal"/>
    </style:style>
    <style:style style:name="T60" style:family="text">
      <style:text-properties style:font-name="Times New Roman" fo:font-size="12pt" fo:font-weight="normal" officeooo:rsid="00bdd790" style:font-size-asian="12pt" style:font-weight-asian="normal" style:font-name-complex="Times New Roman1" style:font-size-complex="12pt" style:font-weight-complex="normal"/>
    </style:style>
    <style:style style:name="T61" style:family="text">
      <style:text-properties style:font-name="Times New Roman" fo:font-size="12pt" fo:font-weight="normal" officeooo:rsid="00c54c13" style:font-size-asian="12pt" style:font-weight-asian="normal" style:font-name-complex="Times New Roman1" style:font-size-complex="12pt" style:font-weight-complex="normal"/>
    </style:style>
    <style:style style:name="T62" style:family="text">
      <style:text-properties officeooo:rsid="006aae93"/>
    </style:style>
    <style:style style:name="T63" style:family="text">
      <style:text-properties officeooo:rsid="006c64cd"/>
    </style:style>
    <style:style style:name="T64" style:family="text">
      <style:text-properties officeooo:rsid="0072d3e2"/>
    </style:style>
    <style:style style:name="T65" style:family="text">
      <style:text-properties officeooo:rsid="0079fd1d"/>
    </style:style>
    <style:style style:name="T66" style:family="text">
      <style:text-properties officeooo:rsid="0087b705"/>
    </style:style>
    <style:style style:name="T67" style:family="text">
      <style:text-properties officeooo:rsid="00983a52"/>
    </style:style>
    <style:style style:name="T68" style:family="text">
      <style:text-properties officeooo:rsid="009d0afb"/>
    </style:style>
    <style:style style:name="T69" style:family="text">
      <style:text-properties officeooo:rsid="009da311"/>
    </style:style>
    <style:style style:name="T70" style:family="text">
      <style:text-properties officeooo:rsid="00b9d248"/>
    </style:style>
    <style:style style:name="T71" style:family="text">
      <style:text-properties style:font-size-asian="12pt"/>
    </style:style>
    <style:style style:name="T72" style:family="text">
      <style:text-properties officeooo:rsid="00c54c13" style:font-size-asian="12pt"/>
    </style:style>
    <style:style style:name="T73" style:family="text">
      <style:text-properties officeooo:rsid="00d9feea" style:font-size-asian="12pt"/>
    </style:style>
    <style:style style:name="T74" style:family="text">
      <style:text-properties officeooo:rsid="00df09cd" style:font-size-asian="12pt"/>
    </style:style>
    <style:style style:name="T75" style:family="text">
      <style:text-properties officeooo:rsid="010587f5" style:font-size-asian="12pt"/>
    </style:style>
    <style:style style:name="T76" style:family="text">
      <style:text-properties officeooo:rsid="0106cc8c" style:font-size-asian="12pt"/>
    </style:style>
    <style:style style:name="T77" style:family="text">
      <style:text-properties officeooo:rsid="01138d48" style:font-size-asian="12pt"/>
    </style:style>
    <style:style style:name="T78" style:family="text">
      <style:text-properties officeooo:rsid="0115557a" style:font-size-asian="12pt"/>
    </style:style>
    <style:style style:name="T79" style:family="text">
      <style:text-properties officeooo:rsid="011562d0" style:font-size-asian="12pt"/>
    </style:style>
    <style:style style:name="T80" style:family="text">
      <style:text-properties officeooo:rsid="01164a51" style:font-size-asian="12pt"/>
    </style:style>
    <style:style style:name="T81" style:family="text">
      <style:text-properties officeooo:rsid="01165d01" style:font-size-asian="12pt"/>
    </style:style>
    <style:style style:name="T82" style:family="text">
      <style:text-properties officeooo:rsid="01172246" style:font-size-asian="12pt"/>
    </style:style>
    <style:style style:name="T83" style:family="text">
      <style:text-properties officeooo:rsid="00d859d9"/>
    </style:style>
    <style:style style:name="T84" style:family="text">
      <style:text-properties fo:font-style="italic" style:font-size-asian="12pt" style:font-style-asian="italic" style:font-style-complex="italic"/>
    </style:style>
    <style:style style:name="T85" style:family="text">
      <style:text-properties fo:font-style="italic" officeooo:rsid="00df09cd" style:font-size-asian="12pt" style:font-style-asian="italic" style:font-style-complex="italic"/>
    </style:style>
    <style:style style:name="T86" style:family="text">
      <style:text-properties fo:font-style="italic" officeooo:rsid="00f91dbc" style:font-size-asian="12pt"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officeooo:rsid="0206422d" style:font-style-asian="italic" style:font-style-complex="italic"/>
    </style:style>
    <style:style style:name="T89" style:family="text">
      <style:text-properties fo:font-style="italic" officeooo:rsid="020b8b43" style:font-style-asian="italic" style:font-style-complex="italic"/>
    </style:style>
    <style:style style:name="T90" style:family="text">
      <style:text-properties fo:font-style="italic" officeooo:rsid="0249034e" style:font-style-asian="italic" style:font-style-complex="italic"/>
    </style:style>
    <style:style style:name="T91" style:family="text">
      <style:text-properties officeooo:rsid="00e1eeac"/>
    </style:style>
    <style:style style:name="T92" style:family="text">
      <style:text-properties officeooo:rsid="00f766eb"/>
    </style:style>
    <style:style style:name="T93" style:family="text">
      <style:text-properties fo:font-style="normal" style:font-size-asian="12pt" style:font-style-asian="normal" style:font-style-complex="normal"/>
    </style:style>
    <style:style style:name="T94" style:family="text">
      <style:text-properties fo:font-style="normal" officeooo:rsid="00f91dbc" style:font-size-asian="12pt" style:font-style-asian="normal" style:font-style-complex="normal"/>
    </style:style>
    <style:style style:name="T95" style:family="text">
      <style:text-properties fo:font-style="normal" officeooo:rsid="0249034e" style:font-style-asian="normal" style:font-style-complex="normal"/>
    </style:style>
    <style:style style:name="T96" style:family="text">
      <style:text-properties officeooo:rsid="010c826e"/>
    </style:style>
    <style:style style:name="T97" style:family="text">
      <style:text-properties officeooo:rsid="010d3083"/>
    </style:style>
    <style:style style:name="T98" style:family="text">
      <style:text-properties officeooo:rsid="0119e533"/>
    </style:style>
    <style:style style:name="T99" style:family="text">
      <style:text-properties officeooo:rsid="011fc3e0"/>
    </style:style>
    <style:style style:name="T100" style:family="text">
      <style:text-properties officeooo:rsid="01274de8"/>
    </style:style>
    <style:style style:name="T101" style:family="text">
      <style:text-properties officeooo:rsid="01330f91"/>
    </style:style>
    <style:style style:name="T102" style:family="text">
      <style:text-properties officeooo:rsid="0134c466"/>
    </style:style>
    <style:style style:name="T103" style:family="text">
      <style:text-properties officeooo:rsid="015530a9"/>
    </style:style>
    <style:style style:name="T104" style:family="text">
      <style:text-properties officeooo:rsid="0165c734"/>
    </style:style>
    <style:style style:name="T105" style:family="text">
      <style:text-properties style:text-position="sub 58%" officeooo:rsid="016a2686"/>
    </style:style>
    <style:style style:name="T106" style:family="text">
      <style:text-properties style:text-position="sub 58%" officeooo:rsid="016c076f"/>
    </style:style>
    <style:style style:name="T107" style:family="text">
      <style:text-properties style:text-position="sub 58%" officeooo:rsid="01702af5"/>
    </style:style>
    <style:style style:name="T108" style:family="text">
      <style:text-properties style:text-position="sub 58%" officeooo:rsid="017121ff"/>
    </style:style>
    <style:style style:name="T109" style:family="text">
      <style:text-properties style:text-position="sub 58%" officeooo:rsid="0184e78b"/>
    </style:style>
    <style:style style:name="T110" style:family="text">
      <style:text-properties style:text-position="sub 58%" officeooo:rsid="018aa3a4"/>
    </style:style>
    <style:style style:name="T111" style:family="text">
      <style:text-properties style:text-position="sub 58%" officeooo:rsid="018d7616"/>
    </style:style>
    <style:style style:name="T112" style:family="text">
      <style:text-properties style:text-position="0% 100%"/>
    </style:style>
    <style:style style:name="T113" style:family="text">
      <style:text-properties style:text-position="0% 100%" officeooo:rsid="017c463b"/>
    </style:style>
    <style:style style:name="T114" style:family="text">
      <style:text-properties style:text-position="0% 100%" officeooo:rsid="018aa3a4"/>
    </style:style>
    <style:style style:name="T115" style:family="text">
      <style:text-properties style:text-position="0% 100%" officeooo:rsid="018c3004"/>
    </style:style>
    <style:style style:name="T116" style:family="text">
      <style:text-properties style:text-position="0% 100%" officeooo:rsid="018d7616"/>
    </style:style>
    <style:style style:name="T117" style:family="text">
      <style:text-properties style:text-position="0% 100%" officeooo:rsid="019b4fe2"/>
    </style:style>
    <style:style style:name="T118" style:family="text">
      <style:text-properties style:text-position="0% 100%" officeooo:rsid="019de42d"/>
    </style:style>
    <style:style style:name="T119" style:family="text">
      <style:text-properties style:text-position="0% 100%" officeooo:rsid="0126c422"/>
    </style:style>
    <style:style style:name="T120" style:family="text">
      <style:text-properties style:text-position="0% 100%" officeooo:rsid="01bc758b"/>
    </style:style>
    <style:style style:name="T121" style:family="text">
      <style:text-properties style:text-position="0% 100%" officeooo:rsid="01bdec68"/>
    </style:style>
    <style:style style:name="T122" style:family="text">
      <style:text-properties style:text-position="0% 100%" officeooo:rsid="01bf59ec"/>
    </style:style>
    <style:style style:name="T123" style:family="text">
      <style:text-properties style:text-position="0% 100%" officeooo:rsid="01c06d31"/>
    </style:style>
    <style:style style:name="T124" style:family="text">
      <style:text-properties style:text-position="0% 100%" officeooo:rsid="01c20ad5"/>
    </style:style>
    <style:style style:name="T125" style:family="text">
      <style:text-properties style:text-position="0% 100%" officeooo:rsid="01c2e8e1"/>
    </style:style>
    <style:style style:name="T126" style:family="text">
      <style:text-properties style:text-position="0% 100%" officeooo:rsid="01c6f1dd"/>
    </style:style>
    <style:style style:name="T127" style:family="text">
      <style:text-properties style:text-position="0% 100%" officeooo:rsid="01ca428b"/>
    </style:style>
    <style:style style:name="T128" style:family="text">
      <style:text-properties style:text-position="0% 100%" officeooo:rsid="01cbad27"/>
    </style:style>
    <style:style style:name="T129" style:family="text">
      <style:text-properties style:text-position="0% 100%" officeooo:rsid="01cc2828"/>
    </style:style>
    <style:style style:name="T130" style:family="text">
      <style:text-properties style:text-position="0% 100%" officeooo:rsid="01cc44b3"/>
    </style:style>
    <style:style style:name="T131" style:family="text">
      <style:text-properties style:text-position="0% 100%" officeooo:rsid="01cd7def"/>
    </style:style>
    <style:style style:name="T132" style:family="text">
      <style:text-properties style:text-position="0% 100%" officeooo:rsid="01d3562a"/>
    </style:style>
    <style:style style:name="T133" style:family="text">
      <style:text-properties style:text-position="0% 100%" officeooo:rsid="01d45d9a"/>
    </style:style>
    <style:style style:name="T134" style:family="text">
      <style:text-properties style:text-position="0% 100%" officeooo:rsid="01d53d8c"/>
    </style:style>
    <style:style style:name="T135" style:family="text">
      <style:text-properties style:text-position="0% 100%" officeooo:rsid="01d5edbd"/>
    </style:style>
    <style:style style:name="T136" style:family="text">
      <style:text-properties style:text-position="0% 100%" officeooo:rsid="01d70ce5"/>
    </style:style>
    <style:style style:name="T137" style:family="text">
      <style:text-properties style:text-position="0% 100%" officeooo:rsid="01d8b062"/>
    </style:style>
    <style:style style:name="T138" style:family="text">
      <style:text-properties style:text-position="0% 100%" officeooo:rsid="01da11a0"/>
    </style:style>
    <style:style style:name="T139" style:family="text">
      <style:text-properties style:text-position="0% 100%" fo:font-size="10pt" officeooo:rsid="01da11a0" style:font-size-asian="10pt" style:font-size-complex="10pt"/>
    </style:style>
    <style:style style:name="T140" style:family="text">
      <style:text-properties style:text-position="0% 100%" fo:font-size="10pt" officeooo:rsid="01dc0207" style:font-size-asian="10pt" style:font-size-complex="10pt"/>
    </style:style>
    <style:style style:name="T141" style:family="text">
      <style:text-properties style:text-position="0% 100%" officeooo:rsid="01dba5c5"/>
    </style:style>
    <style:style style:name="T142" style:family="text">
      <style:text-properties style:text-position="0% 100%" officeooo:rsid="01dc0207"/>
    </style:style>
    <style:style style:name="T143" style:family="text">
      <style:text-properties style:text-position="0% 100%" officeooo:rsid="01dd4725"/>
    </style:style>
    <style:style style:name="T144" style:family="text">
      <style:text-properties style:text-position="0% 100%" officeooo:rsid="01e0b2f2"/>
    </style:style>
    <style:style style:name="T145" style:family="text">
      <style:text-properties style:text-position="0% 100%" officeooo:rsid="01e2334b"/>
    </style:style>
    <style:style style:name="T146" style:family="text">
      <style:text-properties style:text-position="0% 100%" officeooo:rsid="0254b474"/>
    </style:style>
    <style:style style:name="T147" style:family="text">
      <style:text-properties style:text-position="0% 100%" officeooo:rsid="02563936"/>
    </style:style>
    <style:style style:name="T148" style:family="text">
      <style:text-properties style:text-position="0% 100%" officeooo:rsid="02565078"/>
    </style:style>
    <style:style style:name="T149" style:family="text">
      <style:text-properties style:text-position="0% 100%" officeooo:rsid="0258278e"/>
    </style:style>
    <style:style style:name="T150" style:family="text">
      <style:text-properties style:text-position="0% 100%" officeooo:rsid="0258b48f"/>
    </style:style>
    <style:style style:name="T151" style:family="text">
      <style:text-properties style:text-position="0% 100%" officeooo:rsid="02628bf6"/>
    </style:style>
    <style:style style:name="T152" style:family="text">
      <style:text-properties style:text-position="0% 100%" officeooo:rsid="0262cf67"/>
    </style:style>
    <style:style style:name="T153" style:family="text">
      <style:text-properties style:text-position="0% 100%" officeooo:rsid="0267fe65"/>
    </style:style>
    <style:style style:name="T154" style:family="text">
      <style:text-properties style:text-position="0% 100%" officeooo:rsid="026922c0"/>
    </style:style>
    <style:style style:name="T155" style:family="text">
      <style:text-properties style:text-position="0% 100%" officeooo:rsid="026a431e"/>
    </style:style>
    <style:style style:name="T156" style:family="text">
      <style:text-properties style:text-position="0% 100%" officeooo:rsid="026b61a5"/>
    </style:style>
    <style:style style:name="T157" style:family="text">
      <style:text-properties style:text-position="0% 100%" officeooo:rsid="026c1567"/>
    </style:style>
    <style:style style:name="T158" style:family="text">
      <style:text-properties style:text-position="0% 100%" officeooo:rsid="026e7c5d"/>
    </style:style>
    <style:style style:name="T159" style:family="text">
      <style:text-properties style:text-position="0% 100%" officeooo:rsid="02730b19"/>
    </style:style>
    <style:style style:name="T160" style:family="text">
      <style:text-properties style:text-position="0% 100%" officeooo:rsid="0274d041"/>
    </style:style>
    <style:style style:name="T161" style:family="text">
      <style:text-properties style:text-position="0% 100%" officeooo:rsid="0276909a"/>
    </style:style>
    <style:style style:name="T162" style:family="text">
      <style:text-properties style:text-position="0% 100%" officeooo:rsid="0277a028"/>
    </style:style>
    <style:style style:name="T163" style:family="text">
      <style:text-properties style:text-position="0% 100%" officeooo:rsid="027f9af5"/>
    </style:style>
    <style:style style:name="T164" style:family="text">
      <style:text-properties style:text-position="0% 100%" officeooo:rsid="0281093f"/>
    </style:style>
    <style:style style:name="T165" style:family="text">
      <style:text-properties style:text-position="0% 100%" officeooo:rsid="02819d8b"/>
    </style:style>
    <style:style style:name="T166" style:family="text">
      <style:text-properties style:text-position="0% 100%" officeooo:rsid="02838eeb"/>
    </style:style>
    <style:style style:name="T167" style:family="text">
      <style:text-properties style:text-position="0% 100%" officeooo:rsid="02849e55"/>
    </style:style>
    <style:style style:name="T168" style:family="text">
      <style:text-properties style:text-position="0% 100%" officeooo:rsid="02868a08"/>
    </style:style>
    <style:style style:name="T169" style:family="text">
      <style:text-properties style:text-position="0% 100%" officeooo:rsid="0288f22e"/>
    </style:style>
    <style:style style:name="T170" style:family="text">
      <style:text-properties style:text-position="0% 100%" officeooo:rsid="028a163e"/>
    </style:style>
    <style:style style:name="T171" style:family="text">
      <style:text-properties style:text-position="0% 100%" officeooo:rsid="028d307b"/>
    </style:style>
    <style:style style:name="T172" style:family="text">
      <style:text-properties style:text-position="0% 100%" officeooo:rsid="028ea6a2"/>
    </style:style>
    <style:style style:name="T173" style:family="text">
      <style:text-properties style:text-position="0% 100%" officeooo:rsid="028ebfac"/>
    </style:style>
    <style:style style:name="T174" style:family="text">
      <style:text-properties style:text-position="0% 100%" officeooo:rsid="0295f405"/>
    </style:style>
    <style:style style:name="T175" style:family="text">
      <style:text-properties style:text-position="0% 100%" officeooo:rsid="0297dd9b"/>
    </style:style>
    <style:style style:name="T176" style:family="text">
      <style:text-properties style:text-position="0% 100%" officeooo:rsid="029c9790"/>
    </style:style>
    <style:style style:name="T177" style:family="text">
      <style:text-properties style:text-position="0% 100%" officeooo:rsid="029e88c2"/>
    </style:style>
    <style:style style:name="T178" style:family="text">
      <style:text-properties style:text-position="0% 100%" officeooo:rsid="02a23816"/>
    </style:style>
    <style:style style:name="T179" style:family="text">
      <style:text-properties style:text-position="0% 100%" officeooo:rsid="02a36071"/>
    </style:style>
    <style:style style:name="T180" style:family="text">
      <style:text-properties style:text-position="0% 100%" officeooo:rsid="02a48519"/>
    </style:style>
    <style:style style:name="T181" style:family="text">
      <style:text-properties style:text-position="0% 100%" officeooo:rsid="02a5f9b8"/>
    </style:style>
    <style:style style:name="T182" style:family="text">
      <style:text-properties style:text-position="0% 100%" officeooo:rsid="02a79691"/>
    </style:style>
    <style:style style:name="T183" style:family="text">
      <style:text-properties style:text-position="0% 100%" officeooo:rsid="02a92503"/>
    </style:style>
    <style:style style:name="T184" style:family="text">
      <style:text-properties style:text-position="0% 100%" officeooo:rsid="02aaba45"/>
    </style:style>
    <style:style style:name="T185" style:family="text">
      <style:text-properties style:text-position="0% 100%" officeooo:rsid="02ae4967"/>
    </style:style>
    <style:style style:name="T186" style:family="text">
      <style:text-properties style:text-position="0% 100%" officeooo:rsid="02ae90b0"/>
    </style:style>
    <style:style style:name="T187" style:family="text">
      <style:text-properties style:text-position="0% 100%" officeooo:rsid="02b030d2"/>
    </style:style>
    <style:style style:name="T188" style:family="text">
      <style:text-properties style:text-position="0% 100%" officeooo:rsid="02b13782"/>
    </style:style>
    <style:style style:name="T189" style:family="text">
      <style:text-properties style:text-position="0% 100%" officeooo:rsid="02b27e94"/>
    </style:style>
    <style:style style:name="T190" style:family="text">
      <style:text-properties style:text-position="0% 100%" officeooo:rsid="02b36d6c"/>
    </style:style>
    <style:style style:name="T191" style:family="text">
      <style:text-properties style:text-position="0% 100%" officeooo:rsid="02b3e347"/>
    </style:style>
    <style:style style:name="T192" style:family="text">
      <style:text-properties style:text-position="0% 100%" officeooo:rsid="02b43e8e"/>
    </style:style>
    <style:style style:name="T193" style:family="text">
      <style:text-properties style:text-position="0% 100%" officeooo:rsid="02b7d5cd"/>
    </style:style>
    <style:style style:name="T194" style:family="text">
      <style:text-properties style:text-position="0% 100%" officeooo:rsid="02b8eb8b"/>
    </style:style>
    <style:style style:name="T195" style:family="text">
      <style:text-properties style:text-position="0% 100%" officeooo:rsid="02ba25b1"/>
    </style:style>
    <style:style style:name="T196" style:family="text">
      <style:text-properties style:text-position="0% 100%" officeooo:rsid="02ba7004"/>
    </style:style>
    <style:style style:name="T197" style:family="text">
      <style:text-properties style:text-position="0% 100%" officeooo:rsid="02bc5466"/>
    </style:style>
    <style:style style:name="T198" style:family="text">
      <style:text-properties style:text-position="0% 100%" officeooo:rsid="02bc6acb"/>
    </style:style>
    <style:style style:name="T199" style:family="text">
      <style:text-properties style:text-position="0% 100%" officeooo:rsid="02bdb91d"/>
    </style:style>
    <style:style style:name="T200" style:family="text">
      <style:text-properties style:text-position="0% 100%" officeooo:rsid="02be89fc"/>
    </style:style>
    <style:style style:name="T201" style:family="text">
      <style:text-properties style:text-position="0% 100%" officeooo:rsid="02c0637f"/>
    </style:style>
    <style:style style:name="T202" style:family="text">
      <style:text-properties style:text-position="0% 100%" officeooo:rsid="02c212d2"/>
    </style:style>
    <style:style style:name="T203" style:family="text">
      <style:text-properties style:text-position="0% 100%" officeooo:rsid="02c394f6"/>
    </style:style>
    <style:style style:name="T204" style:family="text">
      <style:text-properties style:text-position="0% 100%" officeooo:rsid="02c3c9eb"/>
    </style:style>
    <style:style style:name="T205" style:family="text">
      <style:text-properties style:text-position="0% 100%" officeooo:rsid="02c5af57"/>
    </style:style>
    <style:style style:name="T206" style:family="text">
      <style:text-properties style:text-position="0% 100%" officeooo:rsid="02c8bd2a"/>
    </style:style>
    <style:style style:name="T207" style:family="text">
      <style:text-properties style:text-position="0% 100%" officeooo:rsid="02c9f430"/>
    </style:style>
    <style:style style:name="T208" style:family="text">
      <style:text-properties officeooo:rsid="019028c2"/>
    </style:style>
    <style:style style:name="T209" style:family="text">
      <style:text-properties officeooo:rsid="01ab0cb4"/>
    </style:style>
    <style:style style:name="T210" style:family="text">
      <style:text-properties officeooo:rsid="01ae4035"/>
    </style:style>
    <style:style style:name="T211" style:family="text">
      <style:text-properties style:text-position="super 58%" officeooo:rsid="01dd4725"/>
    </style:style>
    <style:style style:name="T212" style:family="text">
      <style:text-properties style:text-position="super 58%" officeooo:rsid="01e0b2f2"/>
    </style:style>
    <style:style style:name="T213" style:family="text">
      <style:text-properties style:text-position="super 58%" officeooo:rsid="02563936"/>
    </style:style>
    <style:style style:name="T214" style:family="text">
      <style:text-properties officeooo:rsid="0202c500"/>
    </style:style>
    <style:style style:name="T215" style:family="text">
      <style:text-properties officeooo:rsid="0206422d"/>
    </style:style>
    <style:style style:name="T216" style:family="text">
      <style:text-properties officeooo:rsid="020b8b43"/>
    </style:style>
    <style:style style:name="T217" style:family="text">
      <style:text-properties officeooo:rsid="024d570a"/>
    </style:style>
    <style:style style:name="T218" style:family="text">
      <style:text-properties officeooo:rsid="024e10df"/>
    </style:style>
    <style:style style:name="T219" style:family="text">
      <style:text-properties officeooo:rsid="024f38f7"/>
    </style:style>
    <style:style style:name="T220" style:family="text">
      <style:text-properties officeooo:rsid="02563936"/>
    </style:style>
    <style:style style:name="T221" style:family="text">
      <style:text-properties officeooo:rsid="025c9c9f"/>
    </style:style>
    <style:style style:name="T222" style:family="text">
      <style:text-properties officeooo:rsid="0278a150"/>
    </style:style>
    <style:style style:name="T223" style:family="text">
      <style:text-properties officeooo:rsid="027aa0fa"/>
    </style:style>
    <style:style style:name="T224" style:family="text">
      <style:text-properties officeooo:rsid="028bbd01"/>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run-through="back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fo:padding="0.049cm" fo:border="none" style:shadow="none" draw:shadow-opacity="100%"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earest - </text:span>Neighbour Dependent Similarity in Recommender Systems</text:p>
      <text:p text:style-name="P1"/>
      <text:p text:style-name="P57"><text:span text:style-name="T35">Abstract:</text:span> </text:p>
      <text:p text:style-name="P57"><text:span text:style-name="T4">R</text:span><text:span text:style-name="T2">ecommendation </text:span><text:span text:style-name="T8">S</text:span><text:span text:style-name="T2">ystem </text:span><text:span text:style-name="T8">(RS)</text:span><text:span text:style-name="T2"> </text:span><text:span text:style-name="T12">is a program that provides suggestions about</text:span><text:span text:style-name="T2"> varie</text:span><text:span text:style-name="T11">t</text:span><text:span text:style-name="T2">y of items to the users </text:span><text:span text:style-name="T12">according to their interests</text:span><text:span text:style-name="T2">. </text:span><text:span text:style-name="T12">They are used in various industries like e-commerce, entertainment, tours and travels etc. </text:span><text:span text:style-name="T13">A recommender system tries to predict preference or rating a user is expected to give to an item.</text:span><text:span text:style-name="T2"> </text:span><text:span text:style-name="T3">One of the approach is collaborative filtering in which we find out the similarity either </text:span><text:span text:style-name="T13">between</text:span><text:span text:style-name="T3"> the users or the </text:span><text:span text:style-name="T13">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7">In this research paper, we will discuss about a new similarity metric which is inspired by cosine similarity</text:span><text:span text:style-name="T13"> and compare its performance with the other two.</text:span></text:p>
      <text:p text:style-name="P3"/>
      <text:p text:style-name="P56"><text:span text:style-name="T36">1. </text:span><text:span text:style-name="T35">Introduction:</text:span></text:p>
      <text:p text:style-name="P56"><text:span text:style-name="T8">Recommender Systems </text:span><text:span text:style-name="T9">(RSs) have become a </text:span><text:span text:style-name="T10">common need for most of the businesses. </text:span><text:span text:style-name="T18">They are supposed to provide improved decision making process. </text:span><text:span text:style-name="T19">They help in reducing computational costs of finding newer items for the users. </text:span><text:span text:style-name="T14">Nowadays almost every business possess some sort of recommendation system in order to predict preferences </text:span><text:span text:style-name="T15">or ratings </text:span><text:span text:style-name="T14">of items for </text:span><text:span text:style-name="T15">its</text:span><text:span text:style-name="T14"> users. </text:span><text:span text:style-name="T20">The tech giants like Google and Amazon use recommender system in almost all of their services. </text:span><text:span text:style-name="T16">The method followed by recommendation system is very simple. It tries to know the behaviour of user towards certain item using </text:span><text:span text:style-name="T17">certain</text:span><text:span text:style-name="T16"> algorithms. </text:span><text:span text:style-name="T17">The process to build a recommender system consists of various stages.</text:span></text:p>
      <text:p text:style-name="P4"/>
      <text:p text:style-name="P82"><text:span text:style-name="T34">2. Phases of building Recommendation System</text:span>:</text:p>
      <text:p text:style-name="P82"/>
      <text:p text:style-name="P58">2.1 Data Collection Phase:</text:p>
      <text:p text:style-name="P11">In this phase, the main focus is on collecting data from different users who are consumers of the business. <text:span text:style-name="T37">This data helps in building the user-item matrix by getting rating vectors or preference vectors for each user.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11"/>
      <text:p text:style-name="P59">2.1.<text:span text:style-name="T38">1</text:span> <text:span text:style-name="T38">Explicit Feedback</text:span>:</text:p>
      <text:p text:style-name="P13">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12"/>
      <text:p text:style-name="P60">2.1.<text:span text:style-name="T41">2</text:span> <text:span text:style-name="T39">Implicit Feedback</text:span>:</text:p>
      <text:p text:style-name="P12">This feedback system a<text:span text:style-name="T40">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12"><text:soft-page-break/></text:p>
      <text:p text:style-name="P61">2.1.<text:span text:style-name="T41">2</text:span> <text:span text:style-name="T42">Hybrid Feedback</text:span>:</text:p>
      <text:p text:style-name="P14">Hybrid feedback system combines the strength of both explicit and implicit feedback systems to increase performance. <text:span text:style-name="T43">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14"/>
      <text:p text:style-name="P62">2.<text:span text:style-name="T44">2 Training Phase</text:span>:</text:p>
      <text:p text:style-name="P15">In training phase the data collected is used to extract features either of users or items and they are used <text:span text:style-name="T45">as building blocks for the algorithms. Features are extracted as per the needs of a particular algorithm. Various types of recommendation filtering methods are used to create the models.</text:span></text:p>
      <text:p text:style-name="P15"/>
      <text:p text:style-name="P63">2.<text:span text:style-name="T46">3 Prediction Phase</text:span>:</text:p>
      <text:p text:style-name="P16"><text:span text:style-name="T64">In this phase,</text:span> predict<text:span text:style-name="T64">ion of</text:span> the rating or preference <text:span text:style-name="T64">which</text:span> a user is expected to give to an item <text:span text:style-name="T64">is done</text:span>. This prediction is made using the <text:span text:style-name="T46">features created in training phase and building algorithm over it.</text:span></text:p>
      <text:p text:style-name="P16"/>
      <text:p text:style-name="P83"><text:span text:style-name="T46">3 Recommendation Filtering Methods</text:span>:</text:p>
      <text:p text:style-name="P17">It is use <text:span text:style-name="T46">There are various methods to filter out recommendations. Some use the user-item matrix to predict recommendations while some use the profiles of users and items, generally called metadata to predict the ratings. They are generally divided into two broad categories:</text:span></text:p>
      <text:p text:style-name="P17"/>
      <text:p text:style-name="P64"><text:span text:style-name="T47">3.1 Content-Based Filtering</text:span>:</text:p>
      <text:p text:style-name="P84"><text:span text:style-name="T49">It is </text:span><text:span text:style-name="T50">In this type of filtering technique which uses the user profile and item profile to generate predictions. The profile usually contains metadata of users and items. This metadata is used to extract features and then various machine learnining models can be built on the top on those features. For example, when </text:span><text:span text:style-name="T51">text </text:span><text:span text:style-name="T50">documents like publications, websites etc are to be recommended, then the features are extracted using Natural Language Processing (NLP) techniques like Bag of Words, Term Frequency Inverse Document Frequency (TF-IDF), Word2Vec, </text:span>Bidirectional Encoder Representations from Transformers <text:span text:style-name="T48">(BERT) etc. Now on these features we may build various machine learning models like Naive Bayes, K-Nearest Neighbors, Linear Regression, Decision Trees or Neural Networks. The main disadvantage of this technique is that we need to have in-depth knowledge about items and users.</text:span></text:p>
      <text:p text:style-name="P84"/>
      <text:p text:style-name="P65"><text:span text:style-name="T47">3.2 Collaborative Filtering</text:span>:</text:p>
      <text:p text:style-name="P85"><text:span text:style-name="T52">Collaborative filtering is independent of literature of item/user domain or profile. It is a better technique for data where metadata is either inadequate or cannot be easily obtained </text:span><text:span text:style-name="T53">like </text:span><text:span text:style-name="T54">in the cases of</text:span><text:span text:style-name="T53"> movies, music, pictures etc. </text:span><text:span text:style-name="T55">So, here the implicit feedback and explicit feedback play most important role in making recommendations. </text:span><text:span text:style-name="T53">Here the ratings given by users play an important role in creation of the models. </text:span><text:span text:style-name="T56">It also has a few disadvantages like sparsity problem and cold start problem. </text:span><text:span text:style-name="T57">Sparsity occurs when very few explicit feedback ratings are available for making recommendation model. Cold Start Problem occurs when a new user </text:span><text:span text:style-name="T58">or item </text:span><text:span text:style-name="T57">is added to the list </text:span><text:span text:style-name="T58">for which ratings are not present</text:span><text:span text:style-name="T57">. </text:span><text:span text:style-name="T59">This makes it difficult to create similarity matrices.</text:span><text:span text:style-name="T57"> </text:span><text:span text:style-name="T53">This technique can be further classified into two categories:</text:span></text:p>
      <text:p text:style-name="P18"/>
      <text:p text:style-name="P66"><text:span text:style-name="T63">3</text:span>.<text:span text:style-name="T63">2</text:span>.<text:span text:style-name="T63">1</text:span> <text:span text:style-name="T63">Model-Based Techniques:</text:span></text:p>
      <text:p text:style-name="P23">Model-based <text:span text:style-name="T65">techniques use machine learning models along with data mining techniques, employing the previous ratings for training. Some of these techniques are Singular Value Decomposition, Non-negative Matrix Factorization, Regression, Clustering and <text:s/>Artificial Neural Networks.</text:span></text:p>
      <text:p text:style-name="P19"/>
      <text:p text:style-name="P66"><text:soft-page-break/><text:span text:style-name="T63">3</text:span>.<text:span text:style-name="T63">2</text:span>.<text:span text:style-name="T41">2</text:span> <text:span text:style-name="T62">Memory-Based Techniques:</text:span></text:p>
      <text:p text:style-name="P22"><text:span text:style-name="T66">Memory based techniques work on the principle of finding most similar users or items to a user or item and then fetching their ratings for predicting the rating given by the user or given to the item. </text:span>The features here <text:span text:style-name="T66">are</text:span> extracted in the form of either item-item similarity matrix or user-user similarity matrix. <text:span text:style-name="T66">There are various ways of creating these similarity matrices. Most common of them are Cosine Similarity, Pearson Correlation Coefficient. Depending upon the applications, the similarity metrics are also mentioned as correlation metrics or distance metrics. Sometimes even K-Nearest Neighbors algorithm is also used to find the nearest or most similar user. The similarity matrix determination methods are discussed below.</text:span></text:p>
      <text:p text:style-name="P20"/>
      <text:p text:style-name="P67"><text:span text:style-name="T63">3</text:span>.<text:span text:style-name="T63">2</text:span>.<text:span text:style-name="T41">2.1</text:span> <text:span text:style-name="T67">Cosine Similarity Measure:</text:span></text:p>
      <text:p text:style-name="P24">Cosine <text:span text:style-name="T91">S</text:span>imilarity <text:span text:style-name="T91">(CS)</text:span> is the measure of similarity between two <text:span text:style-name="T69">n-dimensional </text:span>vectors in a space. <text:span text:style-name="T68">It works by calculating the cosine distance between those two vectors. Cosine distance is the measure of angular distance between the vectors. This measure is widely used in data mining applications where documents are represented in form of vectors using any of the text encoding techniques. The cosine similarity between two vectors u and v is defined as:</text:span></text:p>
      <text:p text:style-name="P24"/>
      <text:p text:style-name="P24"><draw:frame draw:style-name="fr1" draw:name="Object1" text:anchor-type="char" svg:x="0.804cm" svg:y="0cm" svg:width="15.573cm" svg:height="2.429cm" draw:z-index="0"><draw:object xlink:href="./Object 1" xlink:type="simple" xlink:show="embed" xlink:actuate="onLoad"/><draw:image xlink:href="./ObjectReplacements/Object 1" xlink:type="simple" xlink:show="embed" xlink:actuate="onLoad"/></draw:frame></text:p>
      <text:p text:style-name="P21"/>
      <text:p text:style-name="P21"/>
      <text:p text:style-name="P21"/>
      <text:p text:style-name="P21"/>
      <text:p text:style-name="P21"/>
      <text:p text:style-name="P21"><draw:frame draw:style-name="fr2" draw:name="Object2" text:anchor-type="char" svg:x="4.11cm" svg:y="0.22cm" svg:width="6.833cm" svg:height="0.459cm" draw:z-index="1"><draw:object xlink:href="./Object 2" xlink:type="simple" xlink:show="embed" xlink:actuate="onLoad"/><draw:image xlink:href="./ObjectReplacements/Object 2" xlink:type="simple" xlink:show="embed" xlink:actuate="onLoad"/></draw:frame></text:p>
      <text:p text:style-name="P21"/>
      <text:p text:style-name="P68"><text:span text:style-name="T63">3</text:span>.<text:span text:style-name="T63">2</text:span>.<text:span text:style-name="T41">2.2</text:span> <text:span text:style-name="T70">Pearson Correlation Coefficient Measure:</text:span></text:p>
      <text:p text:style-name="P87"><text:span text:style-name="T60">Pearson Correlation Coefficient or bivariate correlation is the measure of linear correlation between two vectors.Its range is [-1,1], where -1 is negative linear correlation, +1 is the positive linear correlation and 0 is the no linear correlation. </text:span><text:span text:style-name="T61">It is represented using multiple ways:</text:span></text:p>
      <text:p text:style-name="P26"/>
      <text:p text:style-name="P86"><draw:frame draw:style-name="fr3" draw:name="Object3" text:anchor-type="char" svg:x="1.861cm" svg:y="0.411cm" svg:width="12.483cm" svg:height="2.528cm" draw:z-index="2"><draw:object xlink:href="./Object 3" xlink:type="simple" xlink:show="embed" xlink:actuate="onLoad"/><draw:image xlink:href="./ObjectReplacements/Object 3" xlink:type="simple" xlink:show="embed" xlink:actuate="onLoad"/><svg:desc>formula</svg:desc></draw:frame></text:p>
      <text:p text:style-name="P5"/>
      <text:p text:style-name="P5"/>
      <text:p text:style-name="P5"/>
      <text:p text:style-name="P5"/>
      <text:p text:style-name="P5"/>
      <text:p text:style-name="P5"><draw:frame draw:style-name="fr1" draw:name="Object5" text:anchor-type="char" svg:x="2.485cm" svg:y="0.448cm" svg:width="10.994cm" svg:height="0.531cm" draw:z-index="4"><draw:object xlink:href="./Object 5" xlink:type="simple" xlink:show="embed" xlink:actuate="onLoad"/><draw:image xlink:href="./ObjectReplacements/Object 5" xlink:type="simple" xlink:show="embed" xlink:actuate="onLoad"/></draw:frame></text:p>
      <text:p text:style-name="P5"/>
      <text:p text:style-name="P5"/>
      <text:p text:style-name="P69"><text:span text:style-name="T63">3</text:span>.<text:span text:style-name="T63">2</text:span>.<text:span text:style-name="T41">2.3</text:span> <text:span text:style-name="T83">Improved Cosine Similarity Measure:</text:span></text:p>
      <text:p text:style-name="P6"><text:span text:style-name="T72">I</text:span><text:span text:style-name="T71">mproved Cosine Similarity (ICS) Measure is specifically adjusted as per the requirements of recommender system which is based on the principle “If A is most similar to B, this does not imply that B is also most similar to A”. </text:span><text:span text:style-name="T73">So, if similarity of A is to be found with respect to B, then B’s only those values will be taken into consideration for which values of A are not null or zero. </text:span><text:span text:style-name="T74">Improved Cosine Similarity of </text:span><text:span text:style-name="T85">u</text:span><text:span text:style-name="T74"> with respect to </text:span><text:span text:style-name="T85">v</text:span><text:span text:style-name="T74"> is:</text:span></text:p>
      <text:p text:style-name="P25"/>
      <text:p text:style-name="P25"><draw:frame draw:style-name="fr1" draw:name="Object4" text:anchor-type="char" svg:x="2.895cm" svg:y="0.014cm" svg:width="10.582cm" svg:height="2.429cm" draw:z-index="3"><draw:object xlink:href="./Object 4" xlink:type="simple" xlink:show="embed" xlink:actuate="onLoad"/><draw:image xlink:href="./ObjectReplacements/Object 4" xlink:type="simple" xlink:show="embed" xlink:actuate="onLoad"/><svg:desc>formula</svg:desc></draw:frame></text:p>
      <text:p text:style-name="P25"/>
      <text:p text:style-name="P25"/>
      <text:p text:style-name="P25"/>
      <text:p text:style-name="P25"/>
      <text:p text:style-name="P25"/>
      <text:p text:style-name="P25"><text:soft-page-break/></text:p>
      <text:p text:style-name="P70"><text:span text:style-name="T92">4</text:span> <text:span text:style-name="T100">Demonstration of Implementation Similarity Metrics:</text:span></text:p>
      <text:p text:style-name="P8"><text:span text:style-name="T75">Cosine </text:span><text:span text:style-name="T76">Similarity Metric </text:span><text:span text:style-name="T75">and Improved Cosine Similarity Metric have been implemented below for better understanding:</text:span></text:p>
      <text:p text:style-name="P27"/>
      <text:p text:style-name="P7"><text:span text:style-name="T74">L</text:span><text:span text:style-name="T71">et </text:span><text:span text:style-name="T84">u </text:span><text:span text:style-name="T93">be &lt;3,4,5,null,5,5,null,2,null,null,null,null&gt; </text:span><text:span text:style-name="T94">and </text:span><text:span text:style-name="T86">v </text:span><text:span text:style-name="T94">be &lt;4,4,4,5,5,null,1,null,2,null,1,null&gt;.</text:span></text:p>
      <text:p text:style-name="P80"/>
      <text:p text:style-name="P9"><draw:frame draw:style-name="fr1" draw:name="Object8" text:anchor-type="char" svg:x="1.356cm" svg:y="0.085cm" svg:width="14.219cm" svg:height="1.171cm" draw:z-index="6"><draw:object xlink:href="./Object 8" xlink:type="simple" xlink:show="embed" xlink:actuate="onLoad"/><draw:image xlink:href="./ObjectReplacements/Object 8" xlink:type="simple" xlink:show="embed" xlink:actuate="onLoad"/><svg:desc>formula</svg:desc></draw:frame></text:p>
      <text:p text:style-name="P81"/>
      <text:p text:style-name="P25"/>
      <text:p text:style-name="P25"/>
      <text:p text:style-name="P25"><draw:frame draw:style-name="fr1" draw:name="Object6" text:anchor-type="char" svg:x="1.642cm" svg:y="0.113cm" svg:width="12.915cm" svg:height="1.171cm" draw:z-index="5"><draw:object xlink:href="./Object 6" xlink:type="simple" xlink:show="embed" xlink:actuate="onLoad"/><draw:image xlink:href="./ObjectReplacements/Object 6" xlink:type="simple" xlink:show="embed" xlink:actuate="onLoad"/></draw:frame></text:p>
      <text:p text:style-name="P25"/>
      <text:p text:style-name="P25"/>
      <text:p text:style-name="P25"/>
      <text:p text:style-name="P71"><text:span text:style-name="T97">5</text:span> <text:span text:style-name="T96">Inspiration behind the Improved Cosine Similarity Metric:</text:span></text:p>
      <text:p text:style-name="P10"><text:span text:style-name="T75">I</text:span><text:span text:style-name="T71">mproved Cosine Similarity </text:span><text:span text:style-name="T77">is inspired by the logic that to find similarity of </text:span><text:span text:style-name="T78">vector </text:span><text:span text:style-name="T77">A with re</text:span><text:span text:style-name="T78">s</text:span><text:span text:style-name="T77">pect to </text:span><text:span text:style-name="T78">vector </text:span><text:span text:style-name="T77">B, </text:span><text:span text:style-name="T78">only those values of B play important role for which values of vector A are not null because null values of A are needed to be found later using prediction. </text:span><text:span text:style-name="T79">So, if we use the values of B corresponding to null values of A, then they </text:span><text:span text:style-name="T80">also contribute for those null values which </text:span><text:span text:style-name="T81">if had been present, would also have affected the similarity between vectors A and B. </text:span><text:span text:style-name="T82">This means similarity of A with respect to B is not same as similarity of B with respect to B.</text:span></text:p>
      <text:p text:style-name="P28"/>
      <text:p text:style-name="P73"><text:span text:style-name="T99">6</text:span> <text:span text:style-name="T98">Predicting Ratings Using Ratings of Most Similar Users:</text:span></text:p>
      <text:p text:style-name="P72"><text:span text:style-name="T21">There are various methods to compute null ratings using ratings of top n most similar users. </text:span><text:span text:style-name="T23">Mostly used</text:span><text:span text:style-name="T22"> </text:span><text:span text:style-name="T23">methods</text:span><text:span text:style-name="T22"> are </text:span><text:span text:style-name="T27">average</text:span><text:span text:style-name="T23"> and weighted </text:span><text:span text:style-name="T27">average</text:span><text:span text:style-name="T23">. </text:span><text:span text:style-name="T28">Rating </text:span><text:span text:style-name="T24">of an item by a user <text:s/></text:span><text:span text:style-name="T29">is</text:span><text:span text:style-name="T28"> either </text:span><text:span text:style-name="T24">predicted </text:span><text:span text:style-name="T29">by <text:s/>computing</text:span><text:span text:style-name="T25"> the </text:span><text:span text:style-name="T29">average</text:span><text:span text:style-name="T25"> of ratings of that item by most similar users </text:span><text:span text:style-name="T30">or by computing the</text:span><text:span text:style-name="T26"> weighted </text:span><text:span text:style-name="T30">average of the same</text:span><text:span text:style-name="T26">, </text:span><text:span text:style-name="T30">where weights are the</text:span><text:span text:style-name="T26"> similarity values </text:span><text:span text:style-name="T30">of</text:span><text:span text:style-name="T26"> top n most similar users.</text:span></text:p>
      <text:p text:style-name="P30"/>
      <text:p text:style-name="P74"><text:span text:style-name="T101">7</text:span> <text:span text:style-name="T102">Demonstration of Improved Cosine Similarity Metric and Ratings Prediction:</text:span></text:p>
      <text:p text:style-name="P74"><text:span text:style-name="T21">The</text:span><text:span text:style-name="T23"> </text:span><text:span text:style-name="T31">table</text:span><text:span text:style-name="T32">s</text:span><text:span text:style-name="T31"> below represent the user-item ratings table </text:span><text:span text:style-name="T32">and corresponding </text:span><text:span text:style-name="T33">user-user </text:span><text:span text:style-name="T32">similarity matrix computed using improved cosine similarity metric.</text:span></text:p>
      <text:p text:style-name="P35"/>
      <text:p text:style-name="P35"><draw:frame draw:style-name="fr4" draw:name="Object9" text:anchor-type="paragraph" svg:x="1.416cm" svg:y="0.316cm" svg:width="13.208cm" svg:height="8.364cm" draw:z-index="8"><draw:object xlink:href="./Object 9" xlink:type="simple" xlink:show="embed" xlink:actuate="onLoad"/><draw:image xlink:href="./ObjectReplacements/Object 9" xlink:type="simple" xlink:show="embed" xlink:actuate="onLoad"/></draw:frame></text:p>
      <text:p text:style-name="P35"/>
      <text:p text:style-name="P35"/>
      <text:p text:style-name="P35"/>
      <text:p text:style-name="P35"/>
      <text:p text:style-name="P31"/>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4" draw:name="Object7" text:anchor-type="paragraph" svg:x="1.431cm" svg:y="-0.049cm" svg:width="12.176cm" svg:height="5.81cm" draw:z-index="7"><draw:object xlink:href="./Object 7" xlink:type="simple" xlink:show="embed" xlink:actuate="onLoad"/><draw:image xlink:href="./ObjectReplacements/Object 7"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3"/>
      <text:p text:style-name="P34">In the similarity matrix, 1 represents most similar users while 0 represents completely different users. </text:p>
      <text:p text:style-name="P34"/>
      <text:p text:style-name="P34"><text:span text:style-name="T103">Now, consider the U</text:span><text:span text:style-name="T105">2</text:span><text:span text:style-name="T103"> to be under observation. U</text:span><text:span text:style-name="T106">2</text:span><text:span text:style-name="T103"> <text:s/>is most similar to U</text:span><text:span text:style-name="T106">3</text:span><text:span text:style-name="T103"> and U</text:span><text:span text:style-name="T107">1</text:span><text:span text:style-name="T106"> </text:span><text:span text:style-name="T103">with similarity values of 0.899 and 0.838 respectively. So, the following subset of user-item ratings table is taken into consideration.</text:span></text:p>
      <text:p text:style-name="P32"><draw:frame draw:style-name="fr4" draw:name="Object10" text:anchor-type="paragraph" svg:x="3.644cm" svg:y="0.349cm" svg:width="9.423cm" svg:height="1.806cm" draw:z-index="9"><draw:object xlink:href="./Object 10" xlink:type="simple" xlink:show="embed" xlink:actuate="onLoad"/><draw:image xlink:href="./ObjectReplacements/Object 10" xlink:type="simple" xlink:show="embed" xlink:actuate="onLoad"/></draw:frame></text:p>
      <text:p text:style-name="P32"/>
      <text:p text:style-name="P32"/>
      <text:p text:style-name="P32"/>
      <text:p text:style-name="P32"/>
      <text:p text:style-name="P36">Using average method and weighted average method, we compute the ratings <text:span text:style-name="T104">for items I</text:span><text:span text:style-name="T108">6</text:span><text:span text:style-name="T104">,I</text:span><text:span text:style-name="T108">8</text:span><text:span text:style-name="T104"> and I</text:span><text:span text:style-name="T108">12</text:span><text:span text:style-name="T104">. </text:span></text:p>
      <text:p text:style-name="P36"/>
      <text:p text:style-name="P37">Predicted ratings using average method:</text:p>
      <text:p text:style-name="P37"><draw:frame draw:style-name="fr1" draw:name="Object12" text:anchor-type="char" svg:x="5.516cm" svg:y="0.12cm" svg:width="2.76cm" svg:height="0.998cm" draw:z-index="11"><draw:object xlink:href="./Object 12" xlink:type="simple" xlink:show="embed" xlink:actuate="onLoad"/><draw:image xlink:href="./ObjectReplacements/Object 12" xlink:type="simple" xlink:show="embed" xlink:actuate="onLoad"/></draw:frame><draw:frame draw:style-name="fr1" draw:name="Object11" text:anchor-type="char" svg:x="2.937cm" svg:y="0.198cm" svg:width="1.94cm" svg:height="0.998cm" draw:z-index="10"><draw:object xlink:href="./Object 11" xlink:type="simple" xlink:show="embed" xlink:actuate="onLoad"/><draw:image xlink:href="./ObjectReplacements/Object 11" xlink:type="simple" xlink:show="embed" xlink:actuate="onLoad"/></draw:frame><draw:frame draw:style-name="fr1" draw:name="Object13" text:anchor-type="char" svg:x="8.691cm" svg:y="0.145cm" svg:width="2.053cm" svg:height="0.998cm" draw:z-index="12"><draw:object xlink:href="./Object 13" xlink:type="simple" xlink:show="embed" xlink:actuate="onLoad"/><draw:image xlink:href="./ObjectReplacements/Object 13" xlink:type="simple" xlink:show="embed" xlink:actuate="onLoad"/></draw:frame></text:p>
      <text:p text:style-name="P37"/>
      <text:p text:style-name="P88"/>
      <text:p text:style-name="P88"/>
      <text:p text:style-name="P38">Predicted ratings using <text:span text:style-name="T208">weighted-</text:span>average method:</text:p>
      <text:p text:style-name="P38"><draw:frame draw:style-name="fr1" draw:name="Object14" text:anchor-type="char" svg:x="1.787cm" svg:y="0.217cm" svg:width="3.179cm" svg:height="0.998cm" draw:z-index="13"><draw:object xlink:href="./Object 14" xlink:type="simple" xlink:show="embed" xlink:actuate="onLoad"/><draw:image xlink:href="./ObjectReplacements/Object 14" xlink:type="simple" xlink:show="embed" xlink:actuate="onLoad"/><svg:desc>formula</svg:desc></draw:frame><draw:frame draw:style-name="fr1" draw:name="Object15" text:anchor-type="char" svg:x="5.348cm" svg:y="0.217cm" svg:width="5.442cm" svg:height="0.998cm" draw:z-index="14"><draw:object xlink:href="./Object 15" xlink:type="simple" xlink:show="embed" xlink:actuate="onLoad"/><draw:image xlink:href="./ObjectReplacements/Object 15" xlink:type="simple" xlink:show="embed" xlink:actuate="onLoad"/><svg:desc>formula</svg:desc></draw:frame><draw:frame draw:style-name="fr1" draw:name="Object16" text:anchor-type="char" svg:x="10.977cm" svg:y="0.191cm" svg:width="3.291cm" svg:height="0.998cm" draw:z-index="15"><draw:object xlink:href="./Object 16" xlink:type="simple" xlink:show="embed" xlink:actuate="onLoad"/><draw:image xlink:href="./ObjectReplacements/Object 16" xlink:type="simple" xlink:show="embed" xlink:actuate="onLoad"/><svg:desc>formula</svg:desc></draw:frame></text:p>
      <text:p text:style-name="P38"/>
      <text:p text:style-name="P89"/>
      <text:p text:style-name="P89"/>
      <text:p text:style-name="P39"><text:span text:style-name="T113">w</text:span><text:span text:style-name="T116">here r</text:span><text:span text:style-name="T109">2,6</text:span><text:span text:style-name="T116">, r</text:span><text:span text:style-name="T109">2,8</text:span><text:span text:style-name="T116"> and r</text:span><text:span text:style-name="T109">2,12</text:span><text:span text:style-name="T116"> are the ratings of items I</text:span><text:span text:style-name="T111">6</text:span><text:span text:style-name="T116">, I</text:span><text:span text:style-name="T111">8 </text:span><text:span text:style-name="T116">and I</text:span><text:span text:style-name="T111">12 </text:span><text:span text:style-name="T116"><text:s/>for user U</text:span><text:span text:style-name="T111">2</text:span><text:span text:style-name="T116"> respectively . </text:span><text:span text:style-name="T114">Here in r</text:span><text:span text:style-name="T110">2,6 </text:span><text:span text:style-name="T114">and r</text:span><text:span text:style-name="T110">2,12 </text:span><text:span text:style-name="T114">, </text:span><text:span text:style-name="T115">t</text:span><text:span text:style-name="T114">he denominator is kept 1 </text:span><text:span text:style-name="T117">in case of average method</text:span><text:span text:style-name="T114"> as for U</text:span><text:span text:style-name="T110">3 </text:span><text:span text:style-name="T114">and U</text:span><text:span text:style-name="T110">1 </text:span><text:span text:style-name="T114">respectively </text:span><text:span text:style-name="T116">the ratings are null </text:span><text:span text:style-name="T117">while in case of weighted-average method, it is just ke</text:span><text:span text:style-name="T118">pt the similarity of value for the user whose rating is not null.</text:span></text:p>
      <text:p text:style-name="P90"/>
      <text:p text:style-name="P75"><text:span text:style-name="T209">8</text:span> <text:span text:style-name="T210">Analysis of the similarity metrics using using MovieLens dataset:</text:span></text:p>
      <text:p text:style-name="P75"/>
      <text:p text:style-name="P105">8.1 Dataset</text:p>
      <text:p text:style-name="P40"><text:span text:style-name="T119">MovieLens dat</text:span><text:span text:style-name="T120">as</text:span><text:span text:style-name="T119">et </text:span><text:span text:style-name="T121">is provided</text:span><text:span text:style-name="T119"> by the GroupLens Research Project at University of Minnesota. </text:span><text:span text:style-name="T122">The dataset is available </text:span><text:span text:style-name="T123">in multiple sizes. </text:span><text:span text:style-name="T124">MovieLens 20M consists of 20 million ratings with 465,000 tags applied on 27,000 movies rated by 138,000 users while </text:span><text:span text:style-name="T125">MovieLens Small consists of 100,000 ratings with 3,600 tags applied on 9,000 movies </text:span><text:span text:style-name="T126">rated </text:span><text:span text:style-name="T125">by 600 users. </text:span><text:span text:style-name="T136">MovieLens Small dataset is uded here for analysis as computation of similarity matrices takes a large amount of time.</text:span><text:span text:style-name="T125"> </text:span><text:span text:style-name="T127">The dataset has multiple files containing tags </text:span><text:span text:style-name="T128">with movie id</text:span><text:span text:style-name="T127">, movies with movie id </text:span><text:span text:style-name="T129">and</text:span><text:span text:style-name="T127"> ratings with movie id </text:span><text:span text:style-name="T130">and user id</text:span><text:span text:style-name="T127">. </text:span><text:span text:style-name="T130">For the analysis purpose, only </text:span><text:span text:style-name="T131">ratings file is used.</text:span></text:p>
      <text:p text:style-name="P91"/>
      <text:p text:style-name="P76"><text:soft-page-break/>8.2 Similarity Matrix Computation:</text:p>
      <text:p text:style-name="P41"><text:span text:style-name="T119">MovieLens dat</text:span><text:span text:style-name="T120">as</text:span><text:span text:style-name="T119">et</text:span><text:span text:style-name="T123"> </text:span><text:span text:style-name="T132">ratings are then used to c</text:span><text:span text:style-name="T133">ompute </text:span><text:span text:style-name="T134">similarity matrices. </text:span><text:span text:style-name="T135">The similarity matrices used in here are Cosine Similarity, Pearson Correlation Coefficient and Improved Cosine Similarity. </text:span><text:span text:style-name="T137">Time complexity of computation of similarity matrix for </text:span><text:span text:style-name="T142">n</text:span><text:span text:style-name="T139">x</text:span><text:span text:style-name="T140">m</text:span><text:span text:style-name="T138"> </text:span><text:span text:style-name="T141">user-ratings matrix is O(</text:span><text:span text:style-name="T143">n</text:span><text:span text:style-name="T211">2</text:span><text:span text:style-name="T143">). </text:span><text:span text:style-name="T144">Since the similarity matrix is symmetric across the diagonal, so only half of the computations are made for Cosine Similarity and Pearson Correlation Coefficient, </text:span><text:span text:style-name="T147">slightly</text:span><text:span text:style-name="T144"> reducing its time complexity to O(n</text:span><text:span text:style-name="T212">2</text:span><text:span text:style-name="T144">/2). But in case of Improved Cosine Similarity metric, the similarity matrix is not symmetric across the diagonal. </text:span><text:span text:style-name="T145">So, here the time complexity cannot be reduced, </text:span><text:span text:style-name="T146">leaving this as the only disadvantage of <text:s/>improved cosine similarity metric.</text:span></text:p>
      <text:p text:style-name="P92"/>
      <text:p text:style-name="P77">8.3 Pseudocode for <text:span text:style-name="T214">User-User Similarity </text:span>Matrix Computation:</text:p>
      <text:p text:style-name="P42"><text:span text:style-name="T87">foreach</text:span> user_<text:span text:style-name="T215">i </text:span><text:span text:style-name="T88">in</text:span><text:span text:style-name="T215"> user_item_ratings_table</text:span></text:p>
      <text:p text:style-name="P52">{</text:p>
      <text:p text:style-name="P46"><text:s text:c="4"/><text:span text:style-name="T88">foreach</text:span><text:span text:style-name="T215"> user_j </text:span><text:span text:style-name="T88">in</text:span><text:span text:style-name="T215"> user_item_ratings_table</text:span></text:p>
      <text:p text:style-name="P52"><text:s text:c="4"/>{</text:p>
      <text:p text:style-name="P47"><text:tab/><text:span text:style-name="T215">user_i_ratings=rating </text:span><text:span text:style-name="T88">where</text:span><text:span text:style-name="T215"> user_id==i </text:span><text:span text:style-name="T88">and</text:span><text:span text:style-name="T215"> rating </text:span><text:span text:style-name="T88">is not </text:span><text:span text:style-name="T215">NULL </text:span><text:span text:style-name="T88">for</text:span><text:span text:style-name="T215"> user_i</text:span></text:p>
      <text:p text:style-name="P43"><text:tab/><text:span text:style-name="T216">user_i_item_id=item_id </text:span><text:span text:style-name="T89">where</text:span><text:span text:style-name="T216"> user_id==i </text:span><text:span text:style-name="T89">and</text:span><text:span text:style-name="T216"> rating </text:span><text:span text:style-name="T89">is</text:span><text:span text:style-name="T216"> </text:span><text:span text:style-name="T89">not</text:span><text:span text:style-name="T216"> NULL </text:span><text:span text:style-name="T89">for</text:span><text:span text:style-name="T216"> user_i</text:span></text:p>
      <text:p text:style-name="P44"><text:tab/><text:span text:style-name="T215">user_j_ratings=rating </text:span><text:span text:style-name="T88">where</text:span><text:span text:style-name="T215"> user_id==j </text:span><text:span text:style-name="T88">and</text:span><text:span text:style-name="T215"> rating </text:span><text:span text:style-name="T88">is</text:span><text:span text:style-name="T215"> </text:span><text:span text:style-name="T88">not</text:span><text:span text:style-name="T215"> NULL </text:span><text:span text:style-name="T88">for</text:span><text:span text:style-name="T215"> user_j</text:span></text:p>
      <text:p text:style-name="P45"><text:tab/><text:span text:style-name="T216">user_j_item_id=item_id </text:span><text:span text:style-name="T89">where</text:span><text:span text:style-name="T216"> user_id==j </text:span><text:span text:style-name="T89">and</text:span><text:span text:style-name="T216"> rating </text:span><text:span text:style-name="T89">is</text:span><text:span text:style-name="T216"> </text:span><text:span text:style-name="T89">not</text:span><text:span text:style-name="T216"> NULL </text:span><text:span text:style-name="T89">for</text:span><text:span text:style-name="T216"> user_j</text:span></text:p>
      <text:p text:style-name="P51"><text:tab/><text:span text:style-name="T215">user_j_i_ratings=user_j_ratings </text:span><text:span text:style-name="T88">where</text:span><text:span text:style-name="T215"> user_j_item_id </text:span><text:span text:style-name="T88">is</text:span><text:span text:style-name="T215"> </text:span><text:span text:style-name="T88">in</text:span><text:span text:style-name="T215"> user_i_item_id </text:span><text:span text:style-name="T88">for</text:span><text:span text:style-name="T215"> user_j</text:span></text:p>
      <text:p text:style-name="P48"><text:tab/><text:span text:style-name="T90">Compute cosine_similarity between </text:span><text:span text:style-name="T95">user_i_ratings</text:span><text:span text:style-name="T90"> and </text:span><text:span text:style-name="T95">user_j_ratings</text:span></text:p>
      <text:p text:style-name="P49"><text:tab/><text:span text:style-name="T90">Compute pearson_correlation_coefficient between </text:span><text:span text:style-name="T95">user_i_ratings</text:span><text:span text:style-name="T90"> and </text:span><text:span text:style-name="T95">user_j_ratings</text:span></text:p>
      <text:p text:style-name="P50"><text:tab/><text:span text:style-name="T90">Compute improved_cosine_similarity between </text:span><text:span text:style-name="T95">user_i_ratings</text:span><text:span text:style-name="T90"> and </text:span><text:span text:style-name="T95">user_j_i_ratings</text:span></text:p>
      <text:p text:style-name="P53"><text:s text:c="4"/>}</text:p>
      <text:p text:style-name="P52">}</text:p>
      <text:p text:style-name="P54"/>
      <text:p text:style-name="P55">Similarity matrices are then computed <text:span text:style-name="T217">by substituting</text:span> the <text:span text:style-name="T218">corresponding</text:span> formulae <text:span text:style-name="T219">as </text:span>stated above. <text:span text:style-name="T220">The above pseudocode does not reduce the time complexity from O(n</text:span><text:span text:style-name="T213">2</text:span><text:span text:style-name="T147">) to O(n</text:span><text:span text:style-name="T213">2</text:span><text:span text:style-name="T147">/2) as </text:span><text:span text:style-name="T148">it computes complete similarity matrices for all three of the similarity metrics, </text:span><text:span text:style-name="T149">making the pseudocode easier to </text:span><text:span text:style-name="T150">interpret</text:span><text:span text:style-name="T149">.</text:span></text:p>
      <text:p text:style-name="P95"/>
      <text:p text:style-name="P79">8.<text:span text:style-name="T223">4</text:span> <text:span text:style-name="T221">Choosing the Top-n Similar Users:</text:span></text:p>
      <text:p text:style-name="P97"><text:span text:style-name="T119">S</text:span><text:span text:style-name="T112">imilarity matrices computed give the similarity between the users thus allowing us to choose most similar users for predicting ratings. </text:span><text:span text:style-name="T151">Again the big challenge is the choice the top-n most similar users. </text:span><text:span text:style-name="T152">There are various ways to choose the users. </text:span><text:span text:style-name="T153">If only one user is chosen, then there may be biasing towards the rating as that rating may be quite different from other similar users’ ratings. </text:span><text:span text:style-name="T154">So, </text:span><text:span text:style-name="T155">more than one user are required to compute the predicted ratings. </text:span><text:span text:style-name="T156">There are various threshold criteria </text:span><text:span text:style-name="T158">for selecting the top-n most similar users. </text:span><text:span text:style-name="T159">One of the most used method is</text:span><text:span text:style-name="T156"> setting a fixed count of users greater than one. </text:span><text:span text:style-name="T161">It has another variation where the user is chosen to fulfil a particular count only if the rating is a non-null value.</text:span><text:span text:style-name="T156"> </text:span><text:span text:style-name="T159">The other common method is</text:span><text:span text:style-name="T156"> setting </text:span><text:span text:style-name="T159">a particular </text:span><text:span text:style-name="T156">threshold on similarity value </text:span><text:span text:style-name="T157">to </text:span><text:span text:style-name="T160">choosing</text:span><text:span text:style-name="T157"> users </text:span><text:span text:style-name="T159">only above that threshold. </text:span><text:span text:style-name="T162">After selecting the top-n users, the ratings are predicted using either average method or weighted average method.</text:span></text:p>
      <text:p text:style-name="P97"><text:span text:style-name="T162"/></text:p>
      <text:p text:style-name="P106">8.<text:span text:style-name="T224">5</text:span> <text:span text:style-name="T221">Choosing Relevant Performance Evaluation Metrics:</text:span></text:p>
      <text:p text:style-name="P98"><text:span text:style-name="T171">Recommender systems are evaluated using various performance metrics </text:span><text:span text:style-name="T172">like Root Mean Square Error (RMS</text:span><text:span text:style-name="T175">E</text:span><text:span text:style-name="T172">), Mean Absolute Error </text:span><text:span text:style-name="T173">(MAE) and F1-Score, which is calculated using Precision and Recall. </text:span></text:p>
      <text:p text:style-name="P98"><text:span text:style-name="T174"/></text:p>
      <text:p text:style-name="P98"><text:span text:style-name="T174"><draw:frame draw:style-name="fr5" draw:name="Object17" text:anchor-type="as-char" svg:y="-0.841cm" svg:width="5.512cm" svg:height="1.219cm" draw:z-index="16"><draw:object xlink:href="./Object 17" xlink:type="simple" xlink:show="embed" xlink:actuate="onLoad"/><draw:image xlink:href="./ObjectReplacements/Object 17" xlink:type="simple" xlink:show="embed" xlink:actuate="onLoad"/></draw:frame></text:span><text:span text:style-name="T174"><draw:frame draw:style-name="fr5" draw:name="Object18" text:anchor-type="as-char" svg:y="-0.739cm" svg:width="4.763cm" svg:height="1.117cm" draw:z-index="17"><draw:object xlink:href="./Object 18" xlink:type="simple" xlink:show="embed" xlink:actuate="onLoad"/><draw:image xlink:href="./ObjectReplacements/Object 18" xlink:type="simple" xlink:show="embed" xlink:actuate="onLoad"/></draw:frame></text:span></text:p>
      <text:p text:style-name="P100"><text:span text:style-name="T162"/></text:p>
      <text:p text:style-name="P102"><text:soft-page-break/><text:span text:style-name="T162">F</text:span><text:span text:style-name="T112">or evaluation of recommender systems, Precision and Recall are modified as per the requirement. </text:span><text:span text:style-name="T176">Generally precision </text:span><text:span text:style-name="T178">for a class </text:span><text:span text:style-name="T179">says “Out of all the predicted values for a class, how many of them are correctly predicted” while recall for a class says “Out of all the </text:span><text:span text:style-name="T180">actual</text:span><text:span text:style-name="T179"> values for a class, how many of them are correctly predicted”. </text:span><text:span text:style-name="T181">Th</text:span><text:span text:style-name="T182">ese are</text:span><text:span text:style-name="T181"> modified </text:span><text:span text:style-name="T183">as per the requirement of recommender systems. </text:span><text:span text:style-name="T184">A particular threshold is set </text:span><text:span text:style-name="T185">and only the rating values above it are observed. </text:span></text:p>
      <text:p text:style-name="P102"><text:span text:style-name="T185"/></text:p>
      <text:p text:style-name="P102"><text:span text:style-name="T189">To compute</text:span><text:span text:style-name="T186"> precision, </text:span><text:span text:style-name="T187">a set </text:span><text:span text:style-name="T190">of</text:span><text:span text:style-name="T187"> non-null ratings are chosen from </text:span><text:span text:style-name="T198">predicted</text:span><text:span text:style-name="T187"> user-item ratings table </text:span><text:span text:style-name="T188">and then a threshold is set upon them, say ratings over 4 are only taken into consideration. </text:span><text:span text:style-name="T189">Then, </text:span><text:span text:style-name="T191">the same ratings are chosen from the </text:span><text:span text:style-name="T199">actual</text:span><text:span text:style-name="T192"> user-item ratings table and then the same threshold is set upon them. </text:span><text:span text:style-name="T193">The precision is the ratio of the</text:span><text:span text:style-name="T200">se</text:span><text:span text:style-name="T193"> ratings of </text:span><text:span text:style-name="T200">actual</text:span><text:span text:style-name="T193"> table to the ratings of </text:span><text:span text:style-name="T201">predicted</text:span><text:span text:style-name="T193"> table.</text:span></text:p>
      <text:p text:style-name="P102"><text:span text:style-name="T193"/></text:p>
      <text:p text:style-name="P103"><text:span text:style-name="T189">To compute</text:span><text:span text:style-name="T186"> precision, </text:span><text:span text:style-name="T187">a set </text:span><text:span text:style-name="T190">of</text:span><text:span text:style-name="T187"> non-null ratings are chosen from </text:span><text:span text:style-name="T202">actual</text:span><text:span text:style-name="T187"> user-item ratings table </text:span><text:span text:style-name="T188">and then a threshold is set upon them, say ratings over 4 are only taken into consideration. </text:span><text:span text:style-name="T189">Then, </text:span><text:span text:style-name="T191">the same ratings are chosen from the </text:span><text:span text:style-name="T203">predicted</text:span><text:span text:style-name="T192"> user-item ratings table and then the same threshold is set upon them. </text:span><text:span text:style-name="T193">The precision is the ratio of the</text:span><text:span text:style-name="T200">se</text:span><text:span text:style-name="T193"> ratings of </text:span><text:span text:style-name="T204">predicted</text:span><text:span text:style-name="T193"> table to the ratings of </text:span><text:span text:style-name="T205">actual</text:span><text:span text:style-name="T193"> table.</text:span></text:p>
      <text:p text:style-name="P101"><text:span text:style-name="T177"/></text:p>
      <text:p text:style-name="P104"><text:span text:style-name="T223">9</text:span> <text:span text:style-name="T222">Performance Analysis of Similarity Metrics Under the Effect Various Hyperparameters:</text:span></text:p>
      <text:p text:style-name="P99"><text:span text:style-name="T119">P</text:span><text:span text:style-name="T112">erformance of the recommender system largely depends upon the </text:span><text:span text:style-name="T163">similarity metric chosen along with other hyperparameters like threshold on number of most similar users, </text:span><text:span text:style-name="T206">threshold on the precision and recall</text:span><text:span text:style-name="T163"> </text:span><text:span text:style-name="T165">and</text:span><text:span text:style-name="T163"> </text:span><text:span text:style-name="T207">the </text:span><text:span text:style-name="T163">cho</text:span><text:span text:style-name="T164">ice of method to compute rating from ratings of most similar users. </text:span><text:span text:style-name="T166">These hyperpameters used in various combinations affect the performance significantly. </text:span><text:span text:style-name="T167">Out of all these combinations, the best </text:span><text:span text:style-name="T168">combination can be chosen either using hit and trial or using the grid search method. </text:span><text:span text:style-name="T169">These combinations are discussed in detailed and comprehensive manner in later </text:span><text:span text:style-name="T170">sections.</text:span></text:p>
      <text:p text:style-name="P52"/>
      <text:p text:style-name="P78"/>
      <text:p text:style-name="P78"/>
      <text:p text:style-name="P93"/>
      <text:p text:style-name="P75"/>
      <text:p text:style-name="P94"/>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09T22:24:29.818313721</dc:date>
    <meta:editing-duration>PT23H55M32S</meta:editing-duration>
    <meta:editing-cycles>654</meta:editing-cycles>
    <meta:generator>LibreOffice/6.0.7.3$Linux_X86_64 LibreOffice_project/00m0$Build-3</meta:generator>
    <meta:document-statistic meta:table-count="0" meta:image-count="0" meta:object-count="18" meta:page-count="7" meta:paragraph-count="80" meta:word-count="2691" meta:character-count="17171" meta:non-whitespace-character-count="14528"/>
  </office:meta>
</office:document-meta>
</file>

<file path=Object 1/content.xml><?xml version="1.0" encoding="utf-8"?>
<math xmlns="http://www.w3.org/1998/Math/MathML" display="block">
  <semantics>
    <mrow>
      <mrow>
        <mrow>
          <mi mathvariant="italic">CS</mi>
          <mrow>
            <mo fence="true" stretchy="false">(</mo>
            <mrow>
              <mrow>
                <mi>u</mi>
                <mi>,</mi>
                <mi>v</mi>
              </mrow>
            </mrow>
            <mo fence="true" stretchy="false">)</mo>
          </mrow>
        </mrow>
        <mo stretchy="false">=</mo>
        <mfrac>
          <mrow>
            <mover accent="true">
              <mi>u</mi>
              <mo stretchy="false">⃗</mo>
            </mover>
            <mo stretchy="false">⋅</mo>
            <mover accent="true">
              <mi>v</mi>
              <mo stretchy="false">⃗</mo>
            </mover>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row>
        </mfrac>
        <mo stretchy="false">=</mo>
        <mfrac>
          <mrow>
            <munderover>
              <mo stretchy="false">∑</mo>
              <mn>1</mn>
              <mi>n</mi>
            </munderover>
            <mrow>
              <msub>
                <mi>r</mi>
                <mrow>
                  <mi>u</mi>
                  <mi>,</mi>
                  <mi>i</mi>
                </mrow>
              </msub>
              <msub>
                <mi>r</mi>
                <mrow>
                  <mi>v</mi>
                  <mi>,</mi>
                  <mi>i</mi>
                </mrow>
              </msub>
            </mrow>
          </mrow>
          <mrow>
            <msqrt>
              <mrow>
                <munderover>
                  <mo stretchy="false">∑</mo>
                  <mn>1</mn>
                  <mi>n</mi>
                </munderover>
                <msubsup>
                  <mi>r</mi>
                  <mrow>
                    <mi>u</mi>
                    <mi>,</mi>
                    <mi>i</mi>
                  </mrow>
                  <mn>2</mn>
                </msubsup>
              </mrow>
            </msqrt>
            <mo stretchy="false">∗</mo>
            <msqrt>
              <mrow>
                <munderover>
                  <mo stretchy="false">∑</mo>
                  <mn>1</mn>
                  <mi>n</mi>
                </munderover>
                <msubsup>
                  <mi>r</mi>
                  <mrow>
                    <mi>v</mi>
                    <mi>,</mi>
                    <mi>i</mi>
                  </mrow>
                  <mn>2</mn>
                </msubsup>
              </mrow>
            </msqrt>
          </mrow>
        </mfrac>
      </mrow>
      <mi>,</mi>
      <mi mathvariant="italic">where</mi>
      <msub>
        <mi>r</mi>
        <mi>u</mi>
      </msub>
      <mi>,</mi>
      <msub>
        <mi>r</mi>
        <mi>i</mi>
      </msub>
      <mi mathvariant="italic">are</mi>
      <mi mathvariant="italic">the</mi>
      <mi mathvariant="italic">ratings</mi>
      <mi mathvariant="italic">of</mi>
      <mi mathvariant="italic">vectors</mi>
      <mi>u</mi>
      <mi>,</mi>
      <mi>v</mi>
      <mi mathvariant="italic">respectively</mi>
    </mrow>
    <annotation encoding="StarMath 5.0">{CS(u,v)}={vec u cdot vec v}over{lline  vec u rline*lline vec v rline} = sum from 1 to n{r_{u,i}r_{v,i}}over{sqrt{sum from 1 to n{r_{u,i}^2}}*sqrt{sum from 1 to n {r_{v,i}^2}}}, where r_u, r_i are the ratings of vectors u, v respectivel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43mm"/>
    </style:style>
    <style:style style:name="co3" style:family="table-column">
      <style:table-column-properties fo:break-before="auto" style:column-width="4.97mm"/>
    </style:style>
    <style:style style:name="co4" style:family="table-column">
      <style:table-column-properties fo:break-before="auto" style:column-width="6.88mm"/>
    </style:style>
    <style:style style:name="co5" style:family="table-column">
      <style:table-column-properties fo:break-before="auto" style:column-width="6.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8" style:family="table-cell" style:parent-style-name="Default">
      <style:table-cell-properties fo:border="0.06pt solid #000000"/>
      <style:text-properties fo:font-weight="bold" style:font-weight-asian="bold" style:font-weight-complex="bold"/>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rating_movie" table:style-name="ta1">
        <table:table-column table:style-name="co1" table:default-cell-style-name="Default"/>
        <table:table-column table:style-name="co2" table:default-cell-style-name="ce8"/>
        <table:table-column table:style-name="co3" table:number-columns-repeated="9" table:default-cell-style-name="ce9"/>
        <table:table-column table:style-name="co4" table:default-cell-style-name="ce9"/>
        <table:table-column table:style-name="co5" table:default-cell-style-name="ce9"/>
        <table:table-column table:style-name="co4" table:number-columns-repeated="4" table:default-cell-style-name="ce9"/>
        <table:table-row table:style-name="ro1">
          <table:table-cell/>
          <table:table-cell table:style-name="Default" table:number-columns-repeated="16"/>
        </table:table-row>
        <table:table-row table:style-name="ro1">
          <table:table-cell/>
          <table:table-cell table:style-name="ce7"/>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style-name="ce7" office:value-type="float" office:value="10" calcext:value-type="float">
            <text:p>10</text:p>
          </table:table-cell>
          <table:table-cell table:style-name="ce7" office:value-type="float" office:value="11" calcext:value-type="float">
            <text:p>11</text:p>
          </table:table-cell>
          <table:table-cell table:style-name="ce7" office:value-type="float" office:value="12" calcext:value-type="float">
            <text:p>12</text:p>
          </table:table-cell>
          <table:table-cell table:style-name="ce7" office:value-type="float" office:value="13" calcext:value-type="float">
            <text:p>13</text:p>
          </table:table-cell>
          <table:table-cell table:style-name="ce7" office:value-type="float" office:value="14" calcext:value-type="float">
            <text:p>14</text:p>
          </table:table-cell>
          <table:table-cell table:style-name="ce7" office:value-type="float" office:value="15" calcext:value-type="float">
            <text:p>15</text:p>
          </table:table-cell>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cell table:number-columns-repeated="2" office:value-type="float" office:value="5" calcext:value-type="float">
            <text:p>5</text:p>
          </table:table-cell>
          <table:table-cell/>
          <table:table-cell office:value-type="float" office:value="2" calcext:value-type="float">
            <text:p>2</text:p>
          </table:table-cell>
          <table:table-cell table:number-columns-repeated="7"/>
        </table:table-row>
        <table:table-row table:style-name="ro1">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row>
        <table:table-row table:style-name="ro1">
          <table:table-cell/>
          <table:table-cell office:value-type="float" office:value="3" calcext:value-type="float">
            <text:p>3</text:p>
          </table:table-cell>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7">00/00/0000</text:date>, <text:time style:data-style-name="N2" text:time-value="18:32:14.2982094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math xmlns="http://www.w3.org/1998/Math/MathML" display="block">
  <semantics>
    <mrow>
      <msub>
        <mi>r</mi>
        <mn>2,6</mn>
      </msub>
      <mo stretchy="false">=</mo>
      <mfrac>
        <mn>5</mn>
        <mn>1</mn>
      </mfrac>
      <mo stretchy="false">=</mo>
      <mn>5</mn>
    </mrow>
    <annotation encoding="StarMath 5.0">r_2,6={5} over 1=5</annotation>
  </semantics>
</math>
</file>

<file path=Object 12/content.xml><?xml version="1.0" encoding="utf-8"?>
<math xmlns="http://www.w3.org/1998/Math/MathML" display="block">
  <semantics>
    <mrow>
      <msub>
        <mi>r</mi>
        <mn>2,8</mn>
      </msub>
      <mo stretchy="false">=</mo>
      <mfrac>
        <mrow>
          <mn>2</mn>
          <mo stretchy="false">+</mo>
          <mn>3</mn>
        </mrow>
        <mn>2</mn>
      </mfrac>
      <mo stretchy="false">=</mo>
      <mn>2.5</mn>
    </mrow>
    <annotation encoding="StarMath 5.0">r_2,8={2+3} over 2 =2.5</annotation>
  </semantics>
</math>
</file>

<file path=Object 13/content.xml><?xml version="1.0" encoding="utf-8"?>
<math xmlns="http://www.w3.org/1998/Math/MathML" display="block">
  <semantics>
    <mrow>
      <msub>
        <mi>r</mi>
        <mn>2,12</mn>
      </msub>
      <mo stretchy="false">=</mo>
      <mfrac>
        <mn>2</mn>
        <mn>1</mn>
      </mfrac>
      <mo stretchy="false">=</mo>
      <mn>2</mn>
    </mrow>
    <annotation encoding="StarMath 5.0">r_2,12=2 over 1=2</annotation>
  </semantics>
</math>
</file>

<file path=Object 14/content.xml><?xml version="1.0" encoding="utf-8"?>
<math xmlns="http://www.w3.org/1998/Math/MathML" display="block">
  <semantics>
    <mrow>
      <msub>
        <mi>r</mi>
        <mn>2,6</mn>
      </msub>
      <mo stretchy="false">=</mo>
      <mfrac>
        <mrow>
          <mn>5</mn>
          <mo stretchy="false">∗</mo>
          <mn>0.838</mn>
        </mrow>
        <mn>0.838</mn>
      </mfrac>
      <mo stretchy="false">=</mo>
      <mn>5</mn>
    </mrow>
    <annotation encoding="StarMath 5.0">r_2,6={5*0.838} over 0.838=5</annotation>
  </semantics>
</math>
</file>

<file path=Object 15/content.xml><?xml version="1.0" encoding="utf-8"?>
<math xmlns="http://www.w3.org/1998/Math/MathML" display="block">
  <semantics>
    <mrow>
      <msub>
        <mi>r</mi>
        <mn>2,8</mn>
      </msub>
      <mo stretchy="false">=</mo>
      <mfrac>
        <mrow>
          <mrow>
            <mn>2</mn>
            <mo stretchy="false">∗</mo>
            <mn>0.838</mn>
          </mrow>
          <mo stretchy="false">+</mo>
          <mrow>
            <mn>3</mn>
            <mo stretchy="false">∗</mo>
            <mn>0.899</mn>
          </mrow>
        </mrow>
        <mrow>
          <mn>0.838</mn>
          <mo stretchy="false">+</mo>
          <mn>0.899</mn>
        </mrow>
      </mfrac>
      <mo stretchy="false">=</mo>
      <mn>2.52</mn>
    </mrow>
    <annotation encoding="StarMath 5.0">r_2,8={2*0.838+3*0.899} over {0.838+0.899} =2.52</annotation>
  </semantics>
</math>
</file>

<file path=Object 16/content.xml><?xml version="1.0" encoding="utf-8"?>
<math xmlns="http://www.w3.org/1998/Math/MathML" display="block">
  <semantics>
    <mrow>
      <msub>
        <mi>r</mi>
        <mn>2,12</mn>
      </msub>
      <mo stretchy="false">=</mo>
      <mfrac>
        <mrow>
          <mn>2</mn>
          <mo stretchy="false">∗</mo>
          <mn>0.899</mn>
        </mrow>
        <mn>0.899</mn>
      </mfrac>
      <mo stretchy="false">=</mo>
      <mn>2</mn>
    </mrow>
    <annotation encoding="StarMath 5.0">r_2,12=2*0.899 over 0.899=2</annotation>
  </semantics>
</math>
</file>

<file path=Object 17/content.xml><?xml version="1.0" encoding="utf-8"?>
<math xmlns="http://www.w3.org/1998/Math/MathML" display="block">
  <semantics>
    <mrow>
      <mi mathvariant="italic">RMSE</mi>
      <mo stretchy="false">=</mo>
      <msqrt>
        <mfrac>
          <mrow>
            <mo stretchy="false">∑</mo>
            <msup>
              <mrow>
                <mo fence="true" stretchy="false">(</mo>
                <mrow>
                  <mrow>
                    <msub>
                      <mi>y</mi>
                      <mi mathvariant="italic">predicted</mi>
                    </msub>
                    <mo stretchy="false">−</mo>
                    <msub>
                      <mi>y</mi>
                      <mi mathvariant="italic">actual</mi>
                    </msub>
                  </mrow>
                </mrow>
                <mo fence="true" stretchy="false">)</mo>
              </mrow>
              <mn>2</mn>
            </msup>
          </mrow>
          <mi>n</mi>
        </mfrac>
      </msqrt>
    </mrow>
    <annotation encoding="StarMath 5.0">RMSE=sqrt{ sum {(y_predicted -y_actual)^2} over n }</annotation>
  </semantics>
</math>
</file>

<file path=Object 18/content.xml><?xml version="1.0" encoding="utf-8"?>
<math xmlns="http://www.w3.org/1998/Math/MathML" display="block">
  <semantics>
    <mrow>
      <mi mathvariant="italic">MAE</mi>
      <mo stretchy="false">=</mo>
      <mfrac>
        <mrow>
          <mo stretchy="false">∑</mo>
          <mrow>
            <mo fence="true" stretchy="true">|</mo>
            <mrow>
              <mrow>
                <msub>
                  <mi>y</mi>
                  <mi mathvariant="italic">predicted</mi>
                </msub>
                <mo stretchy="false">−</mo>
                <msub>
                  <mi>y</mi>
                  <mi mathvariant="italic">actual</mi>
                </msub>
              </mrow>
            </mrow>
            <mo fence="true" stretchy="true">|</mo>
          </mrow>
        </mrow>
        <mi>n</mi>
      </mfrac>
    </mrow>
    <annotation encoding="StarMath 5.0">MAE=sum {abs{y_predicted -y_actual}} over n</annotation>
  </semantics>
</math>
</file>

<file path=Object 2/content.xml><?xml version="1.0" encoding="utf-8"?>
<math xmlns="http://www.w3.org/1998/Math/MathML" display="block">
  <semantics>
    <mrow>
      <mi mathvariant="italic">Cosine</mi>
      <mrow>
        <mi mathvariant="italic">Distance</mi>
        <mo stretchy="false">=</mo>
        <mrow>
          <mn>1</mn>
          <mo stretchy="false">−</mo>
          <mi mathvariant="italic">Cosine</mi>
        </mrow>
      </mrow>
      <mi mathvariant="italic">Similarity</mi>
    </mrow>
    <annotation encoding="StarMath 5.0">Cosine Distance = 1-Cosine Similarity</annotation>
  </semantics>
</math>
</file>

<file path=Object 3/content.xml><?xml version="1.0" encoding="utf-8"?>
<math xmlns="http://www.w3.org/1998/Math/MathML" display="block">
  <semantics>
    <mrow>
      <msub>
        <mi>ρ</mi>
        <mrow>
          <mi>u</mi>
          <mi>,</mi>
          <mi>v</mi>
        </mrow>
      </msub>
      <mo stretchy="false">=</mo>
      <mfrac>
        <mrow>
          <mi mathvariant="italic">cov</mi>
          <mrow>
            <mo fence="true" stretchy="false">(</mo>
            <mrow>
              <mrow>
                <mi>u</mi>
                <mi>,</mi>
                <mi>v</mi>
              </mrow>
            </mrow>
            <mo fence="true" stretchy="false">)</mo>
          </mrow>
        </mrow>
        <mrow>
          <msub>
            <mi>σ</mi>
            <mi>u</mi>
          </msub>
          <msub>
            <mi>σ</mi>
            <mi>v</mi>
          </msub>
        </mrow>
      </mfrac>
      <mo stretchy="false">=</mo>
      <mfrac>
        <mrow>
          <mi>E</mi>
          <mrow>
            <mo fence="true" stretchy="false">[</mo>
            <mrow>
              <mrow>
                <mrow>
                  <mo fence="true" stretchy="false">(</mo>
                  <mrow>
                    <mrow>
                      <msub>
                        <mi>r</mi>
                        <mi>u</mi>
                      </msub>
                      <mo stretchy="false">−</mo>
                      <msub>
                        <mi>μ</mi>
                        <mi>u</mi>
                      </msub>
                    </mrow>
                  </mrow>
                  <mo fence="true" stretchy="false">)</mo>
                </mrow>
                <mi>,</mi>
                <mrow>
                  <mo fence="true" stretchy="false">(</mo>
                  <mrow>
                    <mrow>
                      <msub>
                        <mi>r</mi>
                        <mi>v</mi>
                      </msub>
                      <mo stretchy="false">−</mo>
                      <msub>
                        <mi>μ</mi>
                        <mi>v</mi>
                      </msub>
                    </mrow>
                  </mrow>
                  <mo fence="true" stretchy="false">)</mo>
                </mrow>
              </mrow>
            </mrow>
            <mo fence="true" stretchy="false">]</mo>
          </mrow>
        </mrow>
        <mrow>
          <msub>
            <mi>σ</mi>
            <mi>u</mi>
          </msub>
          <msub>
            <mi>σ</mi>
            <mi>v</mi>
          </msub>
        </mrow>
      </mfrac>
      <mo stretchy="false">=</mo>
      <mfrac>
        <mrow>
          <munderover>
            <mo stretchy="false">∑</mo>
            <mn>1</mn>
            <mi>n</mi>
          </munderover>
          <mrow>
            <mrow>
              <mo fence="true" stretchy="false">(</mo>
              <mrow>
                <mrow>
                  <msub>
                    <mi>r</mi>
                    <mrow>
                      <mi>u</mi>
                      <mi>,</mi>
                      <mi>i</mi>
                    </mrow>
                  </msub>
                  <mo stretchy="false">−</mo>
                  <mover accent="true">
                    <msub>
                      <mi>r</mi>
                      <mi>u</mi>
                    </msub>
                    <mo stretchy="false">¯</mo>
                  </mover>
                </mrow>
              </mrow>
              <mo fence="true" stretchy="false">)</mo>
            </mrow>
            <mrow>
              <mo fence="true" stretchy="false">(</mo>
              <mrow>
                <mrow>
                  <msub>
                    <mi>r</mi>
                    <mrow>
                      <mi>v</mi>
                      <mi>,</mi>
                      <mi>i</mi>
                    </mrow>
                  </msub>
                  <mo stretchy="false">−</mo>
                  <mover accent="true">
                    <msub>
                      <mi>r</mi>
                      <mi>v</mi>
                    </msub>
                    <mo stretchy="false">¯</mo>
                  </mover>
                </mrow>
              </mrow>
              <mo fence="true" stretchy="false">)</mo>
            </mrow>
          </mrow>
        </mrow>
        <mrow>
          <msqrt>
            <mrow>
              <munderover>
                <mo stretchy="false">∑</mo>
                <mn>1</mn>
                <mi>n</mi>
              </munderover>
              <msup>
                <mrow>
                  <mo fence="true" stretchy="false">(</mo>
                  <mrow>
                    <mrow>
                      <msub>
                        <mi>r</mi>
                        <mrow>
                          <mi>u</mi>
                          <mi>,</mi>
                          <mi>i</mi>
                        </mrow>
                      </msub>
                      <mo stretchy="false">−</mo>
                      <mover accent="true">
                        <msub>
                          <mi>r</mi>
                          <mi>u</mi>
                        </msub>
                        <mo stretchy="false">¯</mo>
                      </mover>
                    </mrow>
                  </mrow>
                  <mo fence="true" stretchy="false">)</mo>
                </mrow>
                <mn>2</mn>
              </msup>
            </mrow>
          </msqrt>
          <mo stretchy="false">∗</mo>
          <msqrt>
            <mrow>
              <munderover>
                <mo stretchy="false">∑</mo>
                <mn>1</mn>
                <mi>n</mi>
              </munderover>
              <msup>
                <mrow>
                  <mo fence="true" stretchy="false">(</mo>
                  <mrow>
                    <mrow>
                      <msub>
                        <mi>r</mi>
                        <mrow>
                          <mi>v</mi>
                          <mi>,</mi>
                          <mi>i</mi>
                        </mrow>
                      </msub>
                      <mo stretchy="false">−</mo>
                      <mover accent="true">
                        <msub>
                          <mi>r</mi>
                          <mi>v</mi>
                        </msub>
                        <mo stretchy="false">¯</mo>
                      </mover>
                    </mrow>
                  </mrow>
                  <mo fence="true" stretchy="false">)</mo>
                </mrow>
                <mn>2</mn>
              </msup>
            </mrow>
          </msqrt>
        </mrow>
      </mfrac>
    </mrow>
    <annotation encoding="StarMath 5.0">{%rho_{u,v}}={cov(u,v)}over{%sigma_{u}%sigma_{v}}={E[(r_u-%mu_u),(r_v-%mu_v)]}over{%sigma_{u}%sigma_{v}}=sum from 1 to n{{(r_{u,i}-bar{r_u})}{(r_{v,i}-bar{r_v})}}over{sqrt{sum from 1 to n{{(r_{u,i}-bar{r_u})^2}}}*sqrt{sum from 1 to n {{(r_{v,i}-bar{r_v})^2}}}}</annotation>
  </semantics>
</math>
</file>

<file path=Object 4/content.xml><?xml version="1.0" encoding="utf-8"?>
<math xmlns="http://www.w3.org/1998/Math/MathML" display="block">
  <semantics>
    <mrow>
      <mrow>
        <mrow>
          <mi mathvariant="italic">ICS</mi>
          <mrow>
            <mo fence="true" stretchy="false">(</mo>
            <mrow>
              <mrow>
                <mi>u</mi>
                <mi>,</mi>
                <mi>v</mi>
              </mrow>
            </mrow>
            <mo fence="true" stretchy="false">)</mo>
          </mrow>
        </mrow>
        <mo stretchy="false">=</mo>
        <mfrac>
          <mrow>
            <munderover>
              <mo stretchy="false">∑</mo>
              <mrow>
                <mi>i</mi>
                <mo stretchy="false">=</mo>
                <mn>1</mn>
              </mrow>
              <mi>n</mi>
            </munderover>
            <mrow>
              <msub>
                <mi>r</mi>
                <mrow>
                  <mi>u</mi>
                  <mi>,</mi>
                  <mi>i</mi>
                </mrow>
              </msub>
              <msub>
                <mi>r</mi>
                <mrow>
                  <mi>k</mi>
                  <mi>,</mi>
                  <mi>i</mi>
                </mrow>
              </msub>
            </mrow>
          </mrow>
          <mrow>
            <msqrt>
              <mrow>
                <munderover>
                  <mo stretchy="false">∑</mo>
                  <mrow>
                    <mi>i</mi>
                    <mo stretchy="false">=</mo>
                    <mn>1</mn>
                  </mrow>
                  <mi>n</mi>
                </munderover>
                <msubsup>
                  <mi>r</mi>
                  <mrow>
                    <mi>u</mi>
                    <mi>,</mi>
                    <mi>i</mi>
                  </mrow>
                  <mn>2</mn>
                </msubsup>
              </mrow>
            </msqrt>
            <mo stretchy="false">∗</mo>
            <msqrt>
              <mrow>
                <munderover>
                  <mo stretchy="false">∑</mo>
                  <mrow>
                    <mi>i</mi>
                    <mo stretchy="false">=</mo>
                    <mn>1</mn>
                  </mrow>
                  <mi>n</mi>
                </munderover>
                <msubsup>
                  <mi>r</mi>
                  <mrow>
                    <mi>k</mi>
                    <mi>,</mi>
                    <mi>i</mi>
                  </mrow>
                  <mn>2</mn>
                </msubsup>
              </mrow>
            </msqrt>
          </mrow>
        </mfrac>
      </mrow>
      <mi mathvariant="italic">where</mi>
      <mrow>
        <mi>k</mi>
        <mo stretchy="false">=</mo>
        <mrow>
          <mi>u</mi>
          <mo stretchy="false">∩</mo>
          <mi>v</mi>
        </mrow>
      </mrow>
      <mi>,</mi>
      <mrow>
        <mi>u</mi>
        <mo stretchy="false">∉</mo>
        <mi mathvariant="italic">null</mi>
      </mrow>
      <mi>,</mi>
      <mrow>
        <mi>v</mi>
        <mo stretchy="false">∉</mo>
        <mi mathvariant="italic">null</mi>
      </mrow>
    </mrow>
    <annotation encoding="StarMath 5.0"> {ICS(u,v)}=sum from i=1 to n{r_{u,i}r_{k,i}}over{sqrt{sum from i=1 to n{r_{u,i}^2}}*sqrt{sum from i=1 to n {r_{k,i}^2}}}   where k=u intersection v , u notin null,v notin null </annotation>
  </semantics>
</math>
</file>

<file path=Object 5/content.xml><?xml version="1.0" encoding="utf-8"?>
<math xmlns="http://www.w3.org/1998/Math/MathML" display="block">
  <semantics>
    <mrow>
      <mi>,</mi>
      <mi mathvariant="italic">where</mi>
      <mover accent="true">
        <msub>
          <mi>r</mi>
          <mi>u</mi>
        </msub>
        <mo stretchy="false">¯</mo>
      </mover>
      <mi>,</mi>
      <mover accent="true">
        <msub>
          <mi>r</mi>
          <mi>i</mi>
        </msub>
        <mo stretchy="false">¯</mo>
      </mover>
      <mi mathvariant="italic">are</mi>
      <mi mathvariant="italic">the</mi>
      <mrow>
        <mi mathvariant="italic">mean</mi>
        <mo stretchy="false">/</mo>
        <mi mathvariant="italic">averages</mi>
      </mrow>
      <mi mathvariant="italic">of</mi>
      <mi mathvariant="italic">ratings</mi>
      <mi mathvariant="italic">of</mi>
      <mi>u</mi>
      <mi>,</mi>
      <mi>v</mi>
      <mi mathvariant="italic">respectively</mi>
    </mrow>
    <annotation encoding="StarMath 5.0">{,where  bar r_u,bar r_i are the mean/ averages of ratings of u,v respectively}</annotation>
  </semantics>
</math>
</file>

<file path=Object 6/content.xml><?xml version="1.0" encoding="utf-8"?>
<math xmlns="http://www.w3.org/1998/Math/MathML" display="block">
  <semantics>
    <mrow>
      <mi mathvariant="italic">I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row>
                </mrow>
                <mo fence="true" stretchy="false">)</mo>
              </mrow>
            </msqrt>
          </mrow>
        </mfrac>
        <mo stretchy="false">=</mo>
        <mfrac>
          <mn>73</mn>
          <mrow>
            <msqrt>
              <mn>104</mn>
            </msqrt>
            <mo stretchy="false">∗</mo>
            <msqrt>
              <mn>73</mn>
            </msqrt>
          </mrow>
        </mfrac>
        <mo stretchy="false">=</mo>
        <mn>0.837</mn>
      </mrow>
    </mrow>
    <annotation encoding="StarMath 5.0">ICS(u,v)={(3*4)+(4*4)+(5*4)+(5*5)} over {sqrt(3^2+4^2+5^2+5^2+5^2+2^2)sqrt(4^2+4^2+4^2+5^2)}={73}over{sqrt104*sqrt73}=0.837</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24mm"/>
    </style:style>
    <style:style style:name="co3" style:family="table-column">
      <style:table-column-properties fo:break-before="auto" style:column-width="11.17mm"/>
    </style:style>
    <style:style style:name="co4" style:family="table-column">
      <style:table-column-properties fo:break-before="auto" style:column-width="10.07mm"/>
    </style:style>
    <style:style style:name="co5" style:family="table-column">
      <style:table-column-properties fo:break-before="auto" style:column-width="9.79mm"/>
    </style:style>
    <style:style style:name="co6" style:family="table-column">
      <style:table-column-properties fo:break-before="auto" style:column-width="11.43mm"/>
    </style:style>
    <style:style style:name="co7" style:family="table-column">
      <style:table-column-properties fo:break-before="auto" style:column-width="10.3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use-regular-expressions="false" table:use-wildcards="true"/>
      <table:table table:name="cos_similarity_improved" table:style-name="ta1">
        <table:table-column table:style-name="co1" table:default-cell-style-name="Default"/>
        <table:table-column table:style-name="co2" table:default-cell-style-name="ce11"/>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4" table:default-cell-style-name="ce10"/>
        <table:table-column table:style-name="co7" table:number-columns-repeated="2" table:default-cell-style-name="ce10"/>
        <table:table-column table:style-name="co4" table:number-columns-repeated="3" table:default-cell-style-name="ce10"/>
        <table:table-column table:style-name="co7" table:default-cell-style-name="ce10"/>
        <table:table-row table:style-name="ro1">
          <table:table-cell/>
          <table:table-cell table:style-name="ce9" office:value-type="string" calcext:value-type="string" table:number-columns-spanned="5" table:number-rows-spanned="1">
            <text:p>SIMILARITY MATRIX</text:p>
          </table:table-cell>
          <table:covered-table-cell table:number-columns-repeated="4"/>
          <table:table-cell table:style-name="ce12" table:number-columns-spanned="7" table:number-rows-spanned="1"/>
          <table:covered-table-cell table:number-columns-repeated="6"/>
        </table:table-row>
        <table:table-row table:style-name="ro1">
          <table:table-cell/>
          <table:table-cell table:style-name="ce10"/>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1" office:value-type="float" office:value="9" calcext:value-type="float">
            <text:p>9</text:p>
          </table:table-cell>
          <table:table-cell table:style-name="ce11" office:value-type="float" office:value="10" calcext:value-type="float">
            <text:p>10</text:p>
          </table:table-cell>
          <table:table-cell table:style-name="ce11" office:value-type="float" office:value="11" calcext:value-type="float">
            <text:p>11</text:p>
          </table:table-cell>
        </table:table-row>
        <table:table-row table:style-name="ro1">
          <table:table-cell/>
          <table:table-cell table:number-columns-repeated="2" office:value-type="float" office:value="1" calcext:value-type="float">
            <text:p>1</text:p>
          </table:table-cell>
          <table:table-cell office:value-type="float" office:value="0.837808496568922" calcext:value-type="float">
            <text:p>0.837808496568922</text:p>
          </table:table-cell>
          <table:table-cell office:value-type="float" office:value="0.803916694242663" calcext:value-type="float">
            <text:p>0.803916694242663</text:p>
          </table:table-cell>
          <table:table-cell office:value-type="float" office:value="0.535504160471562" calcext:value-type="float">
            <text:p>0.535504160471562</text:p>
          </table:table-cell>
          <table:table-cell office:value-type="float" office:value="0.622752368779528" calcext:value-type="float">
            <text:p>0.622752368779528</text:p>
          </table:table-cell>
          <table:table-cell office:value-type="float" office:value="0.547104525500714" calcext:value-type="float">
            <text:p>0.547104525500714</text:p>
          </table:table-cell>
          <table:table-cell office:value-type="float" office:value="0.49029033784546" calcext:value-type="float">
            <text:p>0.49029033784546</text:p>
          </table:table-cell>
          <table:table-cell office:value-type="float" office:value="0" calcext:value-type="float">
            <text:p>0</text:p>
          </table:table-cell>
          <table:table-cell office:value-type="float" office:value="0.392232270276368" calcext:value-type="float">
            <text:p>0.392232270276368</text:p>
          </table:table-cell>
          <table:table-cell office:value-type="float" office:value="0" calcext:value-type="float">
            <text:p>0</text:p>
          </table:table-cell>
          <table:table-cell office:value-type="float" office:value="0.535504160471562" calcext:value-type="float">
            <text:p>0.535504160471562</text:p>
          </table:table-cell>
        </table:table-row>
        <table:table-row table:style-name="ro1">
          <table:table-cell/>
          <table:table-cell office:value-type="float" office:value="2" calcext:value-type="float">
            <text:p>2</text:p>
          </table:table-cell>
          <table:table-cell office:value-type="float" office:value="0.79296315202661" calcext:value-type="float">
            <text:p>0.79296315202661</text:p>
          </table:table-cell>
          <table:table-cell office:value-type="float" office:value="1" calcext:value-type="float">
            <text:p>1</text:p>
          </table:table-cell>
          <table:table-cell office:value-type="float" office:value="0.867363251789869" calcext:value-type="float">
            <text:p>0.867363251789869</text:p>
          </table:table-cell>
          <table:table-cell office:value-type="float" office:value="0.250281812359146" calcext:value-type="float">
            <text:p>0.250281812359146</text:p>
          </table:table-cell>
          <table:table-cell office:value-type="float" office:value="0.457033995713358" calcext:value-type="float">
            <text:p>0.457033995713358</text:p>
          </table:table-cell>
          <table:table-cell office:value-type="float" office:value="0.294436559512985" calcext:value-type="float">
            <text:p>0.294436559512985</text:p>
          </table:table-cell>
          <table:table-cell office:value-type="float" office:value="0.378632845720504" calcext:value-type="float">
            <text:p>0.378632845720504</text:p>
          </table:table-cell>
          <table:table-cell office:value-type="float" office:value="0.24975705873439" calcext:value-type="float">
            <text:p>0.24975705873439</text:p>
          </table:table-cell>
          <table:table-cell office:value-type="float" office:value="0.316145447190501" calcext:value-type="float">
            <text:p>0.316145447190501</text:p>
          </table:table-cell>
          <table:table-cell office:value-type="float" office:value="0.24975705873439" calcext:value-type="float">
            <text:p>0.24975705873439</text:p>
          </table:table-cell>
          <table:table-cell office:value-type="float" office:value="0.31309083017133" calcext:value-type="float">
            <text:p>0.31309083017133</text:p>
          </table:table-cell>
        </table:table-row>
        <table:table-row table:style-name="ro1">
          <table:table-cell/>
          <table:table-cell office:value-type="float" office:value="3" calcext:value-type="float">
            <text:p>3</text:p>
          </table:table-cell>
          <table:table-cell office:value-type="float" office:value="0.866111314741823" calcext:value-type="float">
            <text:p>0.866111314741823</text:p>
          </table:table-cell>
          <table:table-cell office:value-type="float" office:value="0.898717034272917" calcext:value-type="float">
            <text:p>0.898717034272917</text:p>
          </table:table-cell>
          <table:table-cell office:value-type="float" office:value="1" calcext:value-type="float">
            <text:p>1</text:p>
          </table:table-cell>
          <table:table-cell office:value-type="float" office:value="0.400320384512718" calcext:value-type="float">
            <text:p>0.400320384512718</text:p>
          </table:table-cell>
          <table:table-cell office:value-type="float" office:value="0.660578259075816" calcext:value-type="float">
            <text:p>0.660578259075816</text:p>
          </table:table-cell>
          <table:table-cell office:value-type="float" office:value="0.306186217847897" calcext:value-type="float">
            <text:p>0.306186217847897</text:p>
          </table:table-cell>
          <table:table-cell office:value-type="float" office:value="0.319444444444444" calcext:value-type="float">
            <text:p>0.319444444444444</text:p>
          </table:table-cell>
          <table:table-cell office:value-type="float" office:value="0.21650635094611" calcext:value-type="float">
            <text:p>0.21650635094611</text:p>
          </table:table-cell>
          <table:table-cell office:value-type="float" office:value="0.28347335475692" calcext:value-type="float">
            <text:p>0.28347335475692</text:p>
          </table:table-cell>
          <table:table-cell office:value-type="float" office:value="0.21650635094611" calcext:value-type="float">
            <text:p>0.21650635094611</text:p>
          </table:table-cell>
          <table:table-cell office:value-type="float" office:value="0.471404520791032" calcext:value-type="float">
            <text:p>0.471404520791032</text:p>
          </table:table-cell>
        </table:table-row>
        <table:table-row table:style-name="ro1">
          <table:table-cell/>
          <table:table-cell office:value-type="float" office:value="4" calcext:value-type="float">
            <text:p>4</text:p>
          </table:table-cell>
          <table:table-cell office:value-type="float" office:value="0.517932397378237" calcext:value-type="float">
            <text:p>0.517932397378237</text:p>
          </table:table-cell>
          <table:table-cell office:value-type="float" office:value="0.369367500895876" calcext:value-type="float">
            <text:p>0.369367500895876</text:p>
          </table:table-cell>
          <table:table-cell office:value-type="float" office:value="0.30556616567607" calcext:value-type="float">
            <text:p>0.30556616567607</text:p>
          </table:table-cell>
          <table:table-cell office:value-type="float" office:value="1" calcext:value-type="float">
            <text:p>1</text:p>
          </table:table-cell>
          <table:table-cell office:value-type="float" office:value="0.930484210398471" calcext:value-type="float">
            <text:p>0.930484210398471</text:p>
          </table:table-cell>
          <table:table-cell office:value-type="float" office:value="0.996023841111995" calcext:value-type="float">
            <text:p>0.996023841111995</text:p>
          </table:table-cell>
          <table:table-cell table:number-columns-repeated="2" office:value-type="float" office:value="0" calcext:value-type="float">
            <text:p>0</text:p>
          </table:table-cell>
          <table:table-cell office:value-type="float" office:value="0.0890870806374748" calcext:value-type="float">
            <text:p>0.089087080637475</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table-cell office:value-type="float" office:value="5" calcext:value-type="float">
            <text:p>5</text:p>
          </table:table-cell>
          <table:table-cell office:value-type="float" office:value="0.700480659909131" calcext:value-type="float">
            <text:p>0.700480659909131</text:p>
          </table:table-cell>
          <table:table-cell office:value-type="float" office:value="0.466082207945798" calcext:value-type="float">
            <text:p>0.466082207945798</text:p>
          </table:table-cell>
          <table:table-cell office:value-type="float" office:value="0.558064085132125" calcext:value-type="float">
            <text:p>0.558064085132125</text:p>
          </table:table-cell>
          <table:table-cell office:value-type="float" office:value="0.913346754555086" calcext:value-type="float">
            <text:p>0.913346754555086</text:p>
          </table:table-cell>
          <table:table-cell office:value-type="float" office:value="1" calcext:value-type="float">
            <text:p>1</text:p>
          </table:table-cell>
          <table:table-cell office:value-type="float" office:value="0.878784827886" calcext:value-type="float">
            <text:p>0.878784827886</text:p>
          </table:table-cell>
          <table:table-cell table:number-columns-repeated="2" office:value-type="float" office:value="0.170871531543352" calcext:value-type="float">
            <text:p>0.170871531543352</text:p>
          </table:table-cell>
          <table:table-cell office:value-type="float" office:value="0.269375819074586" calcext:value-type="float">
            <text:p>0.269375819074586</text:p>
          </table:table-cell>
          <table:table-cell office:value-type="float" office:value="0.170871531543352" calcext:value-type="float">
            <text:p>0.170871531543352</text:p>
          </table:table-cell>
          <table:table-cell office:value-type="float" office:value="0.917324993022811" calcext:value-type="float">
            <text:p>0.917324993022811</text:p>
          </table:table-cell>
        </table:table-row>
        <table:table-row table:style-name="ro1">
          <table:table-cell/>
          <table:table-cell office:value-type="float" office:value="6" calcext:value-type="float">
            <text:p>6</text:p>
          </table:table-cell>
          <table:table-cell office:value-type="float" office:value="0.585594788766043" calcext:value-type="float">
            <text:p>0.585594788766043</text:p>
          </table:table-cell>
          <table:table-cell office:value-type="float" office:value="0.441899320239914" calcext:value-type="float">
            <text:p>0.441899320239914</text:p>
          </table:table-cell>
          <table:table-cell office:value-type="float" office:value="0.440225453162812" calcext:value-type="float">
            <text:p>0.440225453162812</text:p>
          </table:table-cell>
          <table:table-cell office:value-type="float" office:value="0.984374038697697" calcext:value-type="float">
            <text:p>0.984374038697697</text:p>
          </table:table-cell>
          <table:table-cell office:value-type="float" office:value="0.978838620652052" calcext:value-type="float">
            <text:p>0.97883862065205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0.984374038697697" calcext:value-type="float">
            <text:p>0.984374038697697</text:p>
          </table:table-cell>
        </table:table-row>
        <table:table-row table:style-name="ro1">
          <table:table-cell/>
          <table:table-cell office:value-type="float" office:value="7" calcext:value-type="float">
            <text:p>7</text:p>
          </table:table-cell>
          <table:table-cell office:value-type="float" office:value="0.1898315991505" calcext:value-type="float">
            <text:p>0.1898315991505</text:p>
          </table:table-cell>
          <table:table-cell office:value-type="float" office:value="0.502592033958709" calcext:value-type="float">
            <text:p>0.502592033958709</text:p>
          </table:table-cell>
          <table:table-cell office:value-type="float" office:value="0.476383487267587" calcext:value-type="float">
            <text:p>0.476383487267587</text:p>
          </table:table-cell>
          <table:table-cell office:value-type="float" office:value="0" calcext:value-type="float">
            <text:p>0</text:p>
          </table:table-cell>
          <table:table-cell office:value-type="float" office:value="0.474578997876249" calcext:value-type="float">
            <text:p>0.474578997876249</text:p>
          </table:table-cell>
          <table:table-cell office:value-type="float" office:value="0" calcext:value-type="float">
            <text:p>0</text:p>
          </table:table-cell>
          <table:table-cell office:value-type="float" office:value="1" calcext:value-type="float">
            <text:p>1</text:p>
          </table:table-cell>
          <table:table-cell office:value-type="float" office:value="0.963464951781559" calcext:value-type="float">
            <text:p>0.963464951781559</text:p>
          </table:table-cell>
          <table:table-cell office:value-type="float" office:value="0.969398182525922" calcext:value-type="float">
            <text:p>0.969398182525922</text:p>
          </table:table-cell>
          <table:table-cell office:value-type="float" office:value="0.963464951781559" calcext:value-type="float">
            <text:p>0.963464951781559</text:p>
          </table:table-cell>
          <table:table-cell office:value-type="float" office:value="0" calcext:value-type="float">
            <text:p>0</text:p>
          </table:table-cell>
        </table:table-row>
        <table:table-row table:style-name="ro1">
          <table:table-cell/>
          <table:table-cell office:value-type="float" office:value="8" calcext:value-type="float">
            <text:p>8</text:p>
          </table:table-cell>
          <table:table-cell office:value-type="float" office:value="0" calcext:value-type="float">
            <text:p>0</text:p>
          </table:table-cell>
          <table:table-cell office:value-type="float" office:value="0.519705164438382" calcext:value-type="float">
            <text:p>0.519705164438382</text:p>
          </table:table-cell>
          <table:table-cell office:value-type="float" office:value="0.51880524140054" calcext:value-type="float">
            <text:p>0.51880524140054</text:p>
          </table:table-cell>
          <table:table-cell office:value-type="float" office:value="0" calcext:value-type="float">
            <text:p>0</text:p>
          </table:table-cell>
          <table:table-cell office:value-type="float" office:value="0.386694595618265" calcext:value-type="float">
            <text:p>0.386694595618265</text:p>
          </table:table-cell>
          <table:table-cell office:value-type="float" office:value="0" calcext:value-type="float">
            <text:p>0</text:p>
          </table:table-cell>
          <table:table-cell office:value-type="float" office:value="0.981308411214953" calcext:value-type="float">
            <text:p>0.981308411214953</text:p>
          </table:table-cell>
          <table:table-cell office:value-type="float" office:value="1" calcext:value-type="float">
            <text:p>1</text:p>
          </table:table-cell>
          <table:table-cell office:value-type="float" office:value="0.996327448900938" calcext:value-type="float">
            <text:p>0.996327448900938</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float" office:value="9" calcext:value-type="float">
            <text:p>9</text:p>
          </table:table-cell>
          <table:table-cell office:value-type="float" office:value="0.0924500327042049" calcext:value-type="float">
            <text:p>0.092450032704205</text:p>
          </table:table-cell>
          <table:table-cell office:value-type="float" office:value="0.435142634576337" calcext:value-type="float">
            <text:p>0.435142634576337</text:p>
          </table:table-cell>
          <table:table-cell office:value-type="float" office:value="0.3038218101251" calcext:value-type="float">
            <text:p>0.3038218101251</text:p>
          </table:table-cell>
          <table:table-cell office:value-type="float" office:value="0.0924500327042049" calcext:value-type="float">
            <text:p>0.092450032704205</text:p>
          </table:table-cell>
          <table:table-cell office:value-type="float" office:value="0.223178021137329" calcext:value-type="float">
            <text:p>0.223178021137329</text:p>
          </table:table-cell>
          <table:table-cell office:value-type="float" office:value="0" calcext:value-type="float">
            <text:p>0</text:p>
          </table:table-cell>
          <table:table-cell office:value-type="float" office:value="0.983123020314817" calcext:value-type="float">
            <text:p>0.983123020314817</text:p>
          </table:table-cell>
          <table:table-cell office:value-type="float" office:value="0.992060502317679" calcext:value-type="float">
            <text:p>0.992060502317679</text:p>
          </table:table-cell>
          <table:table-cell office:value-type="float" office:value="1" calcext:value-type="float">
            <text:p>1</text:p>
          </table:table-cell>
          <table:table-cell office:value-type="float" office:value="0.992060502317679" calcext:value-type="float">
            <text:p>0.992060502317679</text:p>
          </table:table-cell>
          <table:table-cell office:value-type="float" office:value="0.0924500327042049" calcext:value-type="float">
            <text:p>0.092450032704205</text:p>
          </table:table-cell>
        </table:table-row>
        <table:table-row table:style-name="ro1">
          <table:table-cell/>
          <table:table-cell office:value-type="float" office:value="10" calcext:value-type="float">
            <text:p>10</text:p>
          </table:table-cell>
          <table:table-cell office:value-type="float" office:value="0" calcext:value-type="float">
            <text:p>0</text:p>
          </table:table-cell>
          <table:table-cell office:value-type="float" office:value="0.519705164438382" calcext:value-type="float">
            <text:p>0.519705164438382</text:p>
          </table:table-cell>
          <table:table-cell office:value-type="float" office:value="0.51880524140054" calcext:value-type="float">
            <text:p>0.51880524140054</text:p>
          </table:table-cell>
          <table:table-cell office:value-type="float" office:value="0" calcext:value-type="float">
            <text:p>0</text:p>
          </table:table-cell>
          <table:table-cell office:value-type="float" office:value="0.386694595618265" calcext:value-type="float">
            <text:p>0.386694595618265</text:p>
          </table:table-cell>
          <table:table-cell office:value-type="float" office:value="0" calcext:value-type="float">
            <text:p>0</text:p>
          </table:table-cell>
          <table:table-cell office:value-type="float" office:value="0.981308411214953" calcext:value-type="float">
            <text:p>0.981308411214953</text:p>
          </table:table-cell>
          <table:table-cell office:value-type="float" office:value="1" calcext:value-type="float">
            <text:p>1</text:p>
          </table:table-cell>
          <table:table-cell office:value-type="float" office:value="0.996327448900938" calcext:value-type="float">
            <text:p>0.996327448900938</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table-cell office:value-type="float" office:value="11" calcext:value-type="float">
            <text:p>11</text:p>
          </table:table-cell>
          <table:table-cell office:value-type="float" office:value="0.515889263586154" calcext:value-type="float">
            <text:p>0.515889263586154</text:p>
          </table:table-cell>
          <table:table-cell office:value-type="float" office:value="0.314000590932224" calcext:value-type="float">
            <text:p>0.314000590932224</text:p>
          </table:table-cell>
          <table:table-cell office:value-type="float" office:value="0.301178786466316" calcext:value-type="float">
            <text:p>0.301178786466316</text:p>
          </table:table-cell>
          <table:table-cell office:value-type="float" office:value="0.996055211447623" calcext:value-type="float">
            <text:p>0.996055211447623</text:p>
          </table:table-cell>
          <table:table-cell office:value-type="float" office:value="0.931017167762572" calcext:value-type="float">
            <text:p>0.931017167762572</text:p>
          </table:table-cell>
          <table:table-cell office:value-type="float" office:value="0.992094737665681" calcext:value-type="float">
            <text:p>0.992094737665681</text:p>
          </table:table-cell>
          <table:table-cell table:number-columns-repeated="2" office:value-type="float" office:value="0" calcext:value-type="float">
            <text:p>0</text:p>
          </table:table-cell>
          <table:table-cell office:value-type="float" office:value="0.0887356509416114" calcext:value-type="float">
            <text:p>0.088735650941611</text:p>
          </table:table-cell>
          <table:table-cell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19:50:04.8406210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 mathvariant="italic">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o stretchy="false">+</mo>
                    <msup>
                      <mn>1</mn>
                      <mn>2</mn>
                    </msup>
                    <mo stretchy="false">+</mo>
                    <msup>
                      <mn>2</mn>
                      <mn>2</mn>
                    </msup>
                  </mrow>
                </mrow>
                <mo fence="true" stretchy="false">)</mo>
              </mrow>
            </msqrt>
          </mrow>
        </mfrac>
        <mo stretchy="false">=</mo>
        <mfrac>
          <mn>73</mn>
          <mrow>
            <msqrt>
              <mn>104</mn>
            </msqrt>
            <mo stretchy="false">∗</mo>
            <msqrt>
              <mn>78</mn>
            </msqrt>
          </mrow>
        </mfrac>
        <mo stretchy="false">=</mo>
        <mn>0.8105</mn>
      </mrow>
    </mrow>
    <annotation encoding="StarMath 5.0">CS(u,v)={(3*4)+(4*4)+(5*4)+(5*5)} over {sqrt(3^2+4^2+5^2+5^2+5^2+2^2)sqrt(4^2+4^2+4^2+5^2+1^2+2^2)}={73}over{sqrt104*sqrt78}=0.8105</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88mm"/>
    </style:style>
    <style:style style:name="co3" style:family="table-column">
      <style:table-column-properties fo:break-before="auto" style:column-width="4.97mm"/>
    </style:style>
    <style:style style:name="co4" style:family="table-column">
      <style:table-column-properties fo:break-before="auto" style:column-width="6.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text-properties fo:font-weight="bold" style:font-weight-asian="bold" style:font-weight-complex="bold"/>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use-regular-expressions="false" table:use-wildcards="true"/>
      <table:table table:name="rating_movie" table:style-name="ta1">
        <table:table-column table:style-name="co1" table:default-cell-style-name="Default"/>
        <table:table-column table:style-name="co2" table:default-cell-style-name="ce10"/>
        <table:table-column table:style-name="co3" table:number-columns-repeated="9" table:default-cell-style-name="ce11"/>
        <table:table-column table:style-name="co2" table:default-cell-style-name="ce11"/>
        <table:table-column table:style-name="co4" table:default-cell-style-name="ce11"/>
        <table:table-column table:style-name="co2" table:number-columns-repeated="4" table:default-cell-style-name="ce11"/>
        <table:table-row table:style-name="ro1">
          <table:table-cell/>
          <table:table-cell table:style-name="ce9" office:value-type="string" calcext:value-type="string" table:number-columns-spanned="12" table:number-rows-spanned="1">
            <text:p>User-Item Ratings Matrix</text:p>
          </table:table-cell>
          <table:covered-table-cell table:number-columns-repeated="11" table:style-name="ce10"/>
          <table:table-cell table:style-name="ce12" table:number-columns-spanned="4" table:number-rows-spanned="1"/>
          <table:covered-table-cell table:number-columns-repeated="3"/>
        </table:table-row>
        <table:table-row table:style-name="ro1">
          <table:table-cell table:number-columns-repeated="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5" calcext:value-type="float">
            <text:p>5</text:p>
          </table:table-cell>
          <table:table-cell table:style-name="ce10" office:value-type="float" office:value="6" calcext:value-type="float">
            <text:p>6</text:p>
          </table:table-cell>
          <table:table-cell table:style-name="ce10" office:value-type="float" office:value="7" calcext:value-type="float">
            <text:p>7</text:p>
          </table:table-cell>
          <table:table-cell table:style-name="ce10" office:value-type="float" office:value="8" calcext:value-type="float">
            <text:p>8</text:p>
          </table:table-cell>
          <table:table-cell table:style-name="ce10" office:value-type="float" office:value="9" calcext:value-type="float">
            <text:p>9</text:p>
          </table:table-cell>
          <table:table-cell table:style-name="ce10" office:value-type="float" office:value="10" calcext:value-type="float">
            <text:p>10</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0" office:value-type="float" office:value="15" calcext:value-type="float">
            <text:p>15</text:p>
          </table:table-cell>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cell table:number-columns-repeated="2" office:value-type="float" office:value="5" calcext:value-type="float">
            <text:p>5</text:p>
          </table:table-cell>
          <table:table-cell/>
          <table:table-cell office:value-type="float" office:value="2" calcext:value-type="float">
            <text:p>2</text:p>
          </table:table-cell>
          <table:table-cell table:number-columns-repeated="7"/>
        </table:table-row>
        <table:table-row table:style-name="ro1">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row>
        <table:table-row table:style-name="ro1">
          <table:table-cell/>
          <table:table-cell office:value-type="float" office:value="3" calcext:value-type="float">
            <text:p>3</text:p>
          </table:table-cell>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office:value-type="float" office:value="1" calcext:value-type="float">
            <text:p>1</text:p>
          </table:table-cell>
        </table:table-row>
        <table:table-row table:style-name="ro1">
          <table:table-cell/>
          <table:table-cell office:value-type="float" office:value="4" calcext:value-type="float">
            <text:p>4</text:p>
          </table:table-cell>
          <table:table-cell/>
          <table:table-cell office:value-type="float" office:value="1" calcext:value-type="float">
            <text:p>1</text:p>
          </table:table-cell>
          <table:table-cell table:number-columns-repeated="3"/>
          <table:table-cell table:number-columns-repeated="5" office:value-type="float" office:value="5" calcext:value-type="float">
            <text:p>5</text:p>
          </table:table-cell>
          <table:table-cell table:number-columns-repeated="5"/>
        </table:table-row>
        <table:table-row table:style-name="ro1">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1" calcext:value-type="float">
            <text:p>1</text:p>
          </table:table-cell>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table-cell office:value-type="float" office:value="2" calcext:value-type="float">
            <text:p>2</text:p>
          </table:table-cell>
          <table:table-cell table:number-columns-repeated="3"/>
        </table:table-row>
        <table:table-row table:style-name="ro1">
          <table:table-cell/>
          <table:table-cell office:value-type="float" office:value="6" calcext:value-type="float">
            <text:p>6</text:p>
          </table:table-cell>
          <table:table-cell office:value-type="float" office:value="2" calcext:value-type="float">
            <text:p>2</text:p>
          </table:table-cell>
          <table:table-cell table:number-columns-repeated="4"/>
          <table:table-cell table:number-columns-repeated="5" office:value-type="float" office:value="5" calcext:value-type="float">
            <text:p>5</text:p>
          </table:table-cell>
          <table:table-cell table:number-columns-repeated="5"/>
        </table:table-row>
        <table:table-row table:style-name="ro1">
          <table:table-cell/>
          <table:table-cell office:value-type="float" office:value="7" calcext:value-type="float">
            <text:p>7</text:p>
          </table:table-cell>
          <table:table-cell table:number-columns-repeated="2"/>
          <table:table-cell office:value-type="float" office:value="2" calcext:value-type="float">
            <text:p>2</text:p>
          </table:table-cell>
          <table:table-cell table:number-columns-repeated="7"/>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row>
        <table:table-row table:style-name="ro1">
          <table:table-cell/>
          <table:table-cell office:value-type="float" office:value="8" calcext:value-type="float">
            <text:p>8</text:p>
          </table:table-cell>
          <table:table-cell table:number-columns-repeated="10"/>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row>
        <table:table-row table:style-name="ro1">
          <table:table-cell/>
          <table:table-cell office:value-type="float" office:value="9" calcext:value-type="float">
            <text:p>9</text:p>
          </table:table-cell>
          <table:table-cell/>
          <table:table-cell office:value-type="float" office:value="1" calcext:value-type="float">
            <text:p>1</text:p>
          </table:table-cell>
          <table:table-cell table:number-columns-repeated="8"/>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row>
        <table:table-row table:style-name="ro1">
          <table:table-cell/>
          <table:table-cell office:value-type="float" office:value="10" calcext:value-type="float">
            <text:p>10</text:p>
          </table:table-cell>
          <table:table-cell table:number-columns-repeated="10"/>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row>
        <table:table-row table:style-name="ro1">
          <table:table-cell/>
          <table:table-cell office:value-type="float" office:value="11" calcext:value-type="float">
            <text:p>11</text:p>
          </table:table-cell>
          <table:table-cell/>
          <table:table-cell office:value-type="float" office:value="1" calcext:value-type="float">
            <text:p>1</text:p>
          </table:table-cell>
          <table:table-cell/>
          <table:table-cell office:value-type="float" office:value="1" calcext:value-type="float">
            <text:p>1</text:p>
          </table:table-cell>
          <table:table-cell/>
          <table:table-cell table:number-columns-repeated="5" office:value-type="float" office:value="5" calcext:value-type="float">
            <text:p>5</text:p>
          </table:table-cell>
          <table:table-cell table:number-columns-repeated="5"/>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21:58:09.2229116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